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</style:style>
  </office:automatic-styles>
  <office:body>
    <office:spreadsheet>
      <table:table table:name="Tabelle1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number-columns-repeated="15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06" calcext:value-type="float">
            <text:p>0,0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I_DMM[Ohm]</text:p>
          </table:table-cell>
          <table:table-cell table:number-columns-repeated="1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myh_null</text:p>
          </table:table-cell>
          <table:table-cell table:number-columns-repeated="3"/>
          <table:table-cell office:value-type="string" calcext:value-type="string">
            <text:p>B_1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number-columns-repeated="7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formula="of:=12.566370614*10^(-7)" office:value-type="float" office:value="0.0000012566370614" calcext:value-type="float">
            <text:p>1,2566370614E-006</text:p>
          </table:table-cell>
          <table:table-cell table:number-columns-repeated="3"/>
          <table:table-cell table:formula="of:=[.D11]*[.B11]*[.A11]" office:value-type="float" office:value="0.0163362817982" calcext:value-type="float">
            <text:p>0,0163362818</text:p>
          </table:table-cell>
          <table:table-cell table:formula="of:=[.D11]*[.C11]*[.A11]" office:value-type="float" office:value="0.000163362817982" calcext:value-type="float">
            <text:p>0,0001633628</text:p>
          </table:table-cell>
          <table:table-cell/>
          <table:table-cell table:formula="of:=([.B13]/([.C13]*([.A13]^2+1)))^2" office:value-type="float" office:value="0.0000930006029778077" calcext:value-type="float">
            <text:p>9,30006029778077E-005</text:p>
          </table:table-cell>
          <table:table-cell table:formula="of:=(([.A13]*[.D13])/([.C13]^2+1))^2" office:value-type="float" office:value="0.0000000104497284702801" calcext:value-type="float">
            <text:p>1,04497284702801E-0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l_Spule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systematischer Fehler</text:p>
          </table:table-cell>
          <table:table-cell office:value-type="string" calcext:value-type="string">
            <text:p>Neues d</text:p>
          </table:table-cell>
          <table:table-cell/>
          <table:table-cell office:value-type="string" calcext:value-type="string">
            <text:p>B_2</text:p>
          </table:table-cell>
          <table:table-cell office:value-type="string" calcext:value-type="string">
            <text:p>Fehler</text:p>
          </table:table-cell>
          <table:table-cell table:number-columns-repeated="10"/>
        </table:table-row>
        <table:table-row table:style-name="ro1">
          <table:table-cell table:formula="of:=103.3/1000" office:value-type="float" office:value="0.1033" calcext:value-type="float">
            <text:p>0,1033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102.6/1000" office:value-type="float" office:value="0.1026" calcext:value-type="float">
            <text:p>0,1026</text:p>
          </table:table-cell>
          <table:table-cell table:formula="of:=1/1000" office:value-type="float" office:value="0.001" calcext:value-type="float">
            <text:p>0,001</text:p>
          </table:table-cell>
          <table:table-cell table:formula="of:=7.9/1000" office:value-type="float" office:value="0.0079" calcext:value-type="float">
            <text:p>0,0079</text:p>
          </table:table-cell>
          <table:table-cell table:formula="of:=[.A13]-[.E13]" office:value-type="float" office:value="0.0954" calcext:value-type="float">
            <text:p>0,09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ta_1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Theta_2</text:p>
          </table:table-cell>
          <table:table-cell office:value-type="string" calcext:value-type="string">
            <text:p>Fehler</text:p>
          </table:table-cell>
          <table:table-cell table:number-columns-repeated="15"/>
        </table:table-row>
        <table:table-row table:style-name="ro1">
          <table:table-cell table:formula="of:=DEGREES(ATAN([.A13]/[.C13] ))" office:value-type="float" office:value="45.1947882036955" calcext:value-type="float">
            <text:p>45,1947882037</text:p>
          </table:table-cell>
          <table:table-cell table:formula="of:=SQRT([.K11]+[.L11])" office:value-type="float" office:value="0.00964422380009288" calcext:value-type="float">
            <text:p>0,0096442238</text:p>
          </table:table-cell>
          <table:table-cell table:formula="of:=180-[.A15]" office:value-type="float" office:value="134.805211796305" calcext:value-type="float">
            <text:p>134,8052117963</text:p>
          </table:table-cell>
          <table:table-cell table:formula="of:=[.B15]" office:value-type="float" office:value="0.00964422380009288" calcext:value-type="float">
            <text:p>0,0096442238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ehler</text:p>
          </table:table-cell>
          <table:table-cell/>
          <table:table-cell table:formula="of:=[.M17]" office:value-type="string" office:string-value="B" calcext:value-type="string">
            <text:p>B</text:p>
          </table:table-cell>
          <table:table-cell table:formula="of:=[.G17]" office:value-type="string" office:string-value="U_H[V]" calcext:value-type="string">
            <text:p>U_H[V]</text:p>
          </table:table-cell>
          <table:table-cell table:formula="of:=[.N17]" office:value-type="string" office:string-value="Fehler" calcext:value-type="string">
            <text:p>Fehler</text:p>
          </table:table-cell>
          <table:table-cell table:formula="of:=[.H17]" office:value-type="string" office:string-value="Fehler" calcext:value-type="string">
            <text:p>Fehl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3.64/10" office:value-type="float" office:value="0.364" calcext:value-type="float">
            <text:p>0,36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8]*[.E18]" office:value-type="float" office:value="0.0364" calcext:value-type="float">
            <text:p>0,0364</text:p>
          </table:table-cell>
          <table:table-cell table:formula="of:=SQRT([.J18]+[.K18])" office:value-type="float" office:value="0.00296139426621988" calcext:value-type="float">
            <text:p>0,0029613943</text:p>
          </table:table-cell>
          <table:table-cell/>
          <table:table-cell table:formula="of:=([.E18]*[.D18])^2" office:value-type="float" office:value="0.000004769856" calcext:value-type="float">
            <text:p>4,769856E-006</text:p>
          </table:table-cell>
          <table:table-cell table:formula="of:=([.C18]*[.F18])^2" office:value-type="float" office:value="0.000004" calcext:value-type="float">
            <text:p>0,000004</text:p>
          </table:table-cell>
          <table:table-cell/>
          <table:table-cell table:formula="of:=[.$D$11]*[.A18]*[.$A$11]" office:value-type="float" office:value="0.0163362817982" calcext:value-type="float">
            <text:p>0,0163362818</text:p>
          </table:table-cell>
          <table:table-cell table:formula="of:=[.$D$11]*[.$A$11]*[.B18]" office:value-type="float" office:value="0.000163362817982" calcext:value-type="float">
            <text:p>0,0001633628</text:p>
          </table:table-cell>
          <table:table-cell/>
          <table:table-cell table:formula="of:=[.M18]" office:value-type="float" office:value="0.0163362817982" calcext:value-type="float">
            <text:p>0,0163362818</text:p>
          </table:table-cell>
          <table:table-cell table:formula="of:=[.G18]" office:value-type="float" office:value="0.0364" calcext:value-type="float">
            <text:p>0,0364</text:p>
          </table:table-cell>
          <table:table-cell table:formula="of:=[.N18]" office:value-type="float" office:value="0.000163362817982" calcext:value-type="float">
            <text:p>0,0001633628</text:p>
          </table:table-cell>
          <table:table-cell table:formula="of:=[.H18]" office:value-type="float" office:value="0.00296139426621988" calcext:value-type="float">
            <text:p>0,002961394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formula="of:=3.78/10" office:value-type="float" office:value="0.378" calcext:value-type="float">
            <text:p>0,37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9]*[.E19]" office:value-type="float" office:value="0.0378" calcext:value-type="float">
            <text:p>0,0378</text:p>
          </table:table-cell>
          <table:table-cell table:formula="of:=SQRT([.J19]+[.K19])" office:value-type="float" office:value="0.00302387565881932" calcext:value-type="float">
            <text:p>0,0030238757</text:p>
          </table:table-cell>
          <table:table-cell/>
          <table:table-cell table:formula="of:=([.E19]*[.D19])^2" office:value-type="float" office:value="0.000005143824" calcext:value-type="float">
            <text:p>5,143824E-006</text:p>
          </table:table-cell>
          <table:table-cell table:formula="of:=([.C19]*[.F19])^2" office:value-type="float" office:value="0.000004" calcext:value-type="float">
            <text:p>0,000004</text:p>
          </table:table-cell>
          <table:table-cell/>
          <table:table-cell table:formula="of:=[.$D$11]*[.A19]*[.$A$11]" office:value-type="float" office:value="0.01470265361838" calcext:value-type="float">
            <text:p>0,0147026536</text:p>
          </table:table-cell>
          <table:table-cell table:formula="of:=[.$D$11]*[.$A$11]*[.B19]" office:value-type="float" office:value="0.000163362817982" calcext:value-type="float">
            <text:p>0,0001633628</text:p>
          </table:table-cell>
          <table:table-cell/>
          <table:table-cell table:formula="of:=[.M19]" office:value-type="float" office:value="0.01470265361838" calcext:value-type="float">
            <text:p>0,0147026536</text:p>
          </table:table-cell>
          <table:table-cell table:formula="of:=[.G19]" office:value-type="float" office:value="0.0378" calcext:value-type="float">
            <text:p>0,0378</text:p>
          </table:table-cell>
          <table:table-cell table:formula="of:=[.N19]" office:value-type="float" office:value="0.000163362817982" calcext:value-type="float">
            <text:p>0,0001633628</text:p>
          </table:table-cell>
          <table:table-cell table:formula="of:=[.H19]" office:value-type="float" office:value="0.00302387565881932" calcext:value-type="float">
            <text:p>0,0030238757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398" calcext:value-type="float">
            <text:p>0,39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0]*[.E20]" office:value-type="float" office:value="0.0398" calcext:value-type="float">
            <text:p>0,0398</text:p>
          </table:table-cell>
          <table:table-cell table:formula="of:=SQRT([.J20]+[.K20])" office:value-type="float" office:value="0.00311489068829068" calcext:value-type="float">
            <text:p>0,0031148907</text:p>
          </table:table-cell>
          <table:table-cell/>
          <table:table-cell table:formula="of:=([.E20]*[.D20])^2" office:value-type="float" office:value="0.000005702544" calcext:value-type="float">
            <text:p>5,702544E-006</text:p>
          </table:table-cell>
          <table:table-cell table:formula="of:=([.C20]*[.F20])^2" office:value-type="float" office:value="0.000004" calcext:value-type="float">
            <text:p>0,000004</text:p>
          </table:table-cell>
          <table:table-cell/>
          <table:table-cell table:formula="of:=[.$D$11]*[.A20]*[.$A$11]" office:value-type="float" office:value="0.01306902543856" calcext:value-type="float">
            <text:p>0,0130690254</text:p>
          </table:table-cell>
          <table:table-cell table:formula="of:=[.$D$11]*[.$A$11]*[.B20]" office:value-type="float" office:value="0.000163362817982" calcext:value-type="float">
            <text:p>0,0001633628</text:p>
          </table:table-cell>
          <table:table-cell/>
          <table:table-cell table:formula="of:=[.M20]" office:value-type="float" office:value="0.01306902543856" calcext:value-type="float">
            <text:p>0,0130690254</text:p>
          </table:table-cell>
          <table:table-cell table:formula="of:=[.G20]" office:value-type="float" office:value="0.0398" calcext:value-type="float">
            <text:p>0,0398</text:p>
          </table:table-cell>
          <table:table-cell table:formula="of:=[.N20]" office:value-type="float" office:value="0.000163362817982" calcext:value-type="float">
            <text:p>0,0001633628</text:p>
          </table:table-cell>
          <table:table-cell table:formula="of:=[.H20]" office:value-type="float" office:value="0.00311489068829068" calcext:value-type="float">
            <text:p>0,0031148907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416" calcext:value-type="float">
            <text:p>0,41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1]*[.E21]" office:value-type="float" office:value="0.0416" calcext:value-type="float">
            <text:p>0,0416</text:p>
          </table:table-cell>
          <table:table-cell table:formula="of:=SQRT([.J21]+[.K21])" office:value-type="float" office:value="0.00319843961956452" calcext:value-type="float">
            <text:p>0,0031984396</text:p>
          </table:table-cell>
          <table:table-cell/>
          <table:table-cell table:formula="of:=([.E21]*[.D21])^2" office:value-type="float" office:value="0.000006230016" calcext:value-type="float">
            <text:p>0,00000623</text:p>
          </table:table-cell>
          <table:table-cell table:formula="of:=([.C21]*[.F21])^2" office:value-type="float" office:value="0.000004" calcext:value-type="float">
            <text:p>0,000004</text:p>
          </table:table-cell>
          <table:table-cell/>
          <table:table-cell table:formula="of:=[.$D$11]*[.A21]*[.$A$11]" office:value-type="float" office:value="0.01143539725874" calcext:value-type="float">
            <text:p>0,0114353973</text:p>
          </table:table-cell>
          <table:table-cell table:formula="of:=[.$D$11]*[.$A$11]*[.B21]" office:value-type="float" office:value="0.000163362817982" calcext:value-type="float">
            <text:p>0,0001633628</text:p>
          </table:table-cell>
          <table:table-cell/>
          <table:table-cell table:formula="of:=[.M21]" office:value-type="float" office:value="0.01143539725874" calcext:value-type="float">
            <text:p>0,0114353973</text:p>
          </table:table-cell>
          <table:table-cell table:formula="of:=[.G21]" office:value-type="float" office:value="0.0416" calcext:value-type="float">
            <text:p>0,0416</text:p>
          </table:table-cell>
          <table:table-cell table:formula="of:=[.N21]" office:value-type="float" office:value="0.000163362817982" calcext:value-type="float">
            <text:p>0,0001633628</text:p>
          </table:table-cell>
          <table:table-cell table:formula="of:=[.H21]" office:value-type="float" office:value="0.00319843961956452" calcext:value-type="float">
            <text:p>0,003198439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432" calcext:value-type="float">
            <text:p>0,43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2]*[.E22]" office:value-type="float" office:value="0.0432" calcext:value-type="float">
            <text:p>0,0432</text:p>
          </table:table-cell>
          <table:table-cell table:formula="of:=SQRT([.J22]+[.K22])" office:value-type="float" office:value="0.00327390653501287" calcext:value-type="float">
            <text:p>0,0032739065</text:p>
          </table:table-cell>
          <table:table-cell/>
          <table:table-cell table:formula="of:=([.E22]*[.D22])^2" office:value-type="float" office:value="0.000006718464" calcext:value-type="float">
            <text:p>6,718464E-006</text:p>
          </table:table-cell>
          <table:table-cell table:formula="of:=([.C22]*[.F22])^2" office:value-type="float" office:value="0.000004" calcext:value-type="float">
            <text:p>0,000004</text:p>
          </table:table-cell>
          <table:table-cell/>
          <table:table-cell table:formula="of:=[.$D$11]*[.A22]*[.$A$11]" office:value-type="float" office:value="0.00980176907892" calcext:value-type="float">
            <text:p>0,0098017691</text:p>
          </table:table-cell>
          <table:table-cell table:formula="of:=[.$D$11]*[.$A$11]*[.B22]" office:value-type="float" office:value="0.000163362817982" calcext:value-type="float">
            <text:p>0,0001633628</text:p>
          </table:table-cell>
          <table:table-cell/>
          <table:table-cell table:formula="of:=[.M22]" office:value-type="float" office:value="0.00980176907892" calcext:value-type="float">
            <text:p>0,0098017691</text:p>
          </table:table-cell>
          <table:table-cell table:formula="of:=[.G22]" office:value-type="float" office:value="0.0432" calcext:value-type="float">
            <text:p>0,0432</text:p>
          </table:table-cell>
          <table:table-cell table:formula="of:=[.N22]" office:value-type="float" office:value="0.000163362817982" calcext:value-type="float">
            <text:p>0,0001633628</text:p>
          </table:table-cell>
          <table:table-cell table:formula="of:=[.H22]" office:value-type="float" office:value="0.00327390653501287" calcext:value-type="float">
            <text:p>0,003273906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452" calcext:value-type="float">
            <text:p>0,45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3]*[.E23]" office:value-type="float" office:value="0.0452" calcext:value-type="float">
            <text:p>0,0452</text:p>
          </table:table-cell>
          <table:table-cell table:formula="of:=SQRT([.J23]+[.K23])" office:value-type="float" office:value="0.00336970977978816" calcext:value-type="float">
            <text:p>0,0033697098</text:p>
          </table:table-cell>
          <table:table-cell/>
          <table:table-cell table:formula="of:=([.E23]*[.D23])^2" office:value-type="float" office:value="0.000007354944" calcext:value-type="float">
            <text:p>7,354944E-006</text:p>
          </table:table-cell>
          <table:table-cell table:formula="of:=([.C23]*[.F23])^2" office:value-type="float" office:value="0.000004" calcext:value-type="float">
            <text:p>0,000004</text:p>
          </table:table-cell>
          <table:table-cell/>
          <table:table-cell table:formula="of:=[.$D$11]*[.A23]*[.$A$11]" office:value-type="float" office:value="0.0081681408991" calcext:value-type="float">
            <text:p>0,0081681409</text:p>
          </table:table-cell>
          <table:table-cell table:formula="of:=[.$D$11]*[.$A$11]*[.B23]" office:value-type="float" office:value="0.000163362817982" calcext:value-type="float">
            <text:p>0,0001633628</text:p>
          </table:table-cell>
          <table:table-cell/>
          <table:table-cell table:formula="of:=[.M23]" office:value-type="float" office:value="0.0081681408991" calcext:value-type="float">
            <text:p>0,0081681409</text:p>
          </table:table-cell>
          <table:table-cell table:formula="of:=[.G23]" office:value-type="float" office:value="0.0452" calcext:value-type="float">
            <text:p>0,0452</text:p>
          </table:table-cell>
          <table:table-cell table:formula="of:=[.N23]" office:value-type="float" office:value="0.000163362817982" calcext:value-type="float">
            <text:p>0,0001633628</text:p>
          </table:table-cell>
          <table:table-cell table:formula="of:=[.H23]" office:value-type="float" office:value="0.00336970977978816" calcext:value-type="float">
            <text:p>0,003369709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47" calcext:value-type="float">
            <text:p>0,47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4]*[.E24]" office:value-type="float" office:value="0.047" calcext:value-type="float">
            <text:p>0,047</text:p>
          </table:table-cell>
          <table:table-cell table:formula="of:=SQRT([.J24]+[.K24])" office:value-type="float" office:value="0.00345722432017363" calcext:value-type="float">
            <text:p>0,0034572243</text:p>
          </table:table-cell>
          <table:table-cell/>
          <table:table-cell table:formula="of:=([.E24]*[.D24])^2" office:value-type="float" office:value="0.0000079524" calcext:value-type="float">
            <text:p>7,9524E-006</text:p>
          </table:table-cell>
          <table:table-cell table:formula="of:=([.C24]*[.F24])^2" office:value-type="float" office:value="0.000004" calcext:value-type="float">
            <text:p>0,000004</text:p>
          </table:table-cell>
          <table:table-cell/>
          <table:table-cell table:formula="of:=[.$D$11]*[.A24]*[.$A$11]" office:value-type="float" office:value="0.00653451271928" calcext:value-type="float">
            <text:p>0,0065345127</text:p>
          </table:table-cell>
          <table:table-cell table:formula="of:=[.$D$11]*[.$A$11]*[.B24]" office:value-type="float" office:value="0.000163362817982" calcext:value-type="float">
            <text:p>0,0001633628</text:p>
          </table:table-cell>
          <table:table-cell/>
          <table:table-cell table:formula="of:=[.M24]" office:value-type="float" office:value="0.00653451271928" calcext:value-type="float">
            <text:p>0,0065345127</text:p>
          </table:table-cell>
          <table:table-cell table:formula="of:=[.G24]" office:value-type="float" office:value="0.047" calcext:value-type="float">
            <text:p>0,047</text:p>
          </table:table-cell>
          <table:table-cell table:formula="of:=[.N24]" office:value-type="float" office:value="0.000163362817982" calcext:value-type="float">
            <text:p>0,0001633628</text:p>
          </table:table-cell>
          <table:table-cell table:formula="of:=[.H24]" office:value-type="float" office:value="0.00345722432017363" calcext:value-type="float">
            <text:p>0,003457224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486" calcext:value-type="float">
            <text:p>0,48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5]*[.E25]" office:value-type="float" office:value="0.0486" calcext:value-type="float">
            <text:p>0,0486</text:p>
          </table:table-cell>
          <table:table-cell table:formula="of:=SQRT([.J25]+[.K25])" office:value-type="float" office:value="0.00353596606318556" calcext:value-type="float">
            <text:p>0,0035359661</text:p>
          </table:table-cell>
          <table:table-cell/>
          <table:table-cell table:formula="of:=([.E25]*[.D25])^2" office:value-type="float" office:value="0.000008503056" calcext:value-type="float">
            <text:p>8,503056E-006</text:p>
          </table:table-cell>
          <table:table-cell table:formula="of:=([.C25]*[.F25])^2" office:value-type="float" office:value="0.000004" calcext:value-type="float">
            <text:p>0,000004</text:p>
          </table:table-cell>
          <table:table-cell/>
          <table:table-cell table:formula="of:=[.$D$11]*[.A25]*[.$A$11]" office:value-type="float" office:value="0.00490088453946" calcext:value-type="float">
            <text:p>0,0049008845</text:p>
          </table:table-cell>
          <table:table-cell table:formula="of:=[.$D$11]*[.$A$11]*[.B25]" office:value-type="float" office:value="0.000163362817982" calcext:value-type="float">
            <text:p>0,0001633628</text:p>
          </table:table-cell>
          <table:table-cell/>
          <table:table-cell table:formula="of:=[.M25]" office:value-type="float" office:value="0.00490088453946" calcext:value-type="float">
            <text:p>0,0049008845</text:p>
          </table:table-cell>
          <table:table-cell table:formula="of:=[.G25]" office:value-type="float" office:value="0.0486" calcext:value-type="float">
            <text:p>0,0486</text:p>
          </table:table-cell>
          <table:table-cell table:formula="of:=[.N25]" office:value-type="float" office:value="0.000163362817982" calcext:value-type="float">
            <text:p>0,0001633628</text:p>
          </table:table-cell>
          <table:table-cell table:formula="of:=[.H25]" office:value-type="float" office:value="0.00353596606318556" calcext:value-type="float">
            <text:p>0,003535966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506" calcext:value-type="float">
            <text:p>0,50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6]*[.E26]" office:value-type="float" office:value="0.0506" calcext:value-type="float">
            <text:p>0,0506</text:p>
          </table:table-cell>
          <table:table-cell table:formula="of:=SQRT([.J26]+[.K26])" office:value-type="float" office:value="0.00363555992936439" calcext:value-type="float">
            <text:p>0,0036355599</text:p>
          </table:table-cell>
          <table:table-cell/>
          <table:table-cell table:formula="of:=([.E26]*[.D26])^2" office:value-type="float" office:value="0.000009217296" calcext:value-type="float">
            <text:p>9,217296E-006</text:p>
          </table:table-cell>
          <table:table-cell table:formula="of:=([.C26]*[.F26])^2" office:value-type="float" office:value="0.000004" calcext:value-type="float">
            <text:p>0,000004</text:p>
          </table:table-cell>
          <table:table-cell/>
          <table:table-cell table:formula="of:=[.$D$11]*[.A26]*[.$A$11]" office:value-type="float" office:value="0.00326725635964" calcext:value-type="float">
            <text:p>0,0032672564</text:p>
          </table:table-cell>
          <table:table-cell table:formula="of:=[.$D$11]*[.$A$11]*[.B26]" office:value-type="float" office:value="0.000163362817982" calcext:value-type="float">
            <text:p>0,0001633628</text:p>
          </table:table-cell>
          <table:table-cell/>
          <table:table-cell table:formula="of:=[.M26]" office:value-type="float" office:value="0.00326725635964" calcext:value-type="float">
            <text:p>0,0032672564</text:p>
          </table:table-cell>
          <table:table-cell table:formula="of:=[.G26]" office:value-type="float" office:value="0.0506" calcext:value-type="float">
            <text:p>0,0506</text:p>
          </table:table-cell>
          <table:table-cell table:formula="of:=[.N26]" office:value-type="float" office:value="0.000163362817982" calcext:value-type="float">
            <text:p>0,0001633628</text:p>
          </table:table-cell>
          <table:table-cell table:formula="of:=[.H26]" office:value-type="float" office:value="0.00363555992936439" calcext:value-type="float">
            <text:p>0,003635559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52" calcext:value-type="float">
            <text:p>0,5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7]*[.E27]" office:value-type="float" office:value="0.052" calcext:value-type="float">
            <text:p>0,052</text:p>
          </table:table-cell>
          <table:table-cell table:formula="of:=SQRT([.J27]+[.K27])" office:value-type="float" office:value="0.00370599514300815" calcext:value-type="float">
            <text:p>0,0037059951</text:p>
          </table:table-cell>
          <table:table-cell/>
          <table:table-cell table:formula="of:=([.E27]*[.D27])^2" office:value-type="float" office:value="0.0000097344" calcext:value-type="float">
            <text:p>9,7344E-006</text:p>
          </table:table-cell>
          <table:table-cell table:formula="of:=([.C27]*[.F27])^2" office:value-type="float" office:value="0.000004" calcext:value-type="float">
            <text:p>0,000004</text:p>
          </table:table-cell>
          <table:table-cell/>
          <table:table-cell table:formula="of:=[.$D$11]*[.A27]*[.$A$11]" office:value-type="float" office:value="0.00163362817982" calcext:value-type="float">
            <text:p>0,0016336282</text:p>
          </table:table-cell>
          <table:table-cell table:formula="of:=[.$D$11]*[.$A$11]*[.B27]" office:value-type="float" office:value="0.000163362817982" calcext:value-type="float">
            <text:p>0,0001633628</text:p>
          </table:table-cell>
          <table:table-cell/>
          <table:table-cell table:formula="of:=[.M27]" office:value-type="float" office:value="0.00163362817982" calcext:value-type="float">
            <text:p>0,0016336282</text:p>
          </table:table-cell>
          <table:table-cell table:formula="of:=[.G27]" office:value-type="float" office:value="0.052" calcext:value-type="float">
            <text:p>0,052</text:p>
          </table:table-cell>
          <table:table-cell table:formula="of:=[.N27]" office:value-type="float" office:value="0.000163362817982" calcext:value-type="float">
            <text:p>0,0001633628</text:p>
          </table:table-cell>
          <table:table-cell table:formula="of:=[.H27]" office:value-type="float" office:value="0.00370599514300815" calcext:value-type="float">
            <text:p>0,0037059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C$11]"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538" calcext:value-type="float">
            <text:p>0,53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28]*[.E28]" office:value-type="float" office:value="0.0538" calcext:value-type="float">
            <text:p>0,0538</text:p>
          </table:table-cell>
          <table:table-cell table:formula="of:=SQRT([.J28]+[.K28])" office:value-type="float" office:value="0.00379736540248631" calcext:value-type="float">
            <text:p>0,0037973654</text:p>
          </table:table-cell>
          <table:table-cell/>
          <table:table-cell table:formula="of:=([.E28]*[.D28])^2" office:value-type="float" office:value="0.000010419984" calcext:value-type="float">
            <text:p>0,00001042</text:p>
          </table:table-cell>
          <table:table-cell table:formula="of:=([.C28]*[.F28])^2" office:value-type="float" office:value="0.000004" calcext:value-type="float">
            <text:p>0,000004</text:p>
          </table:table-cell>
          <table:table-cell/>
          <table:table-cell table:formula="of:=[.$D$11]*[.A28]*[.$A$11]" office:value-type="float" office:value="0" calcext:value-type="float">
            <text:p>0</text:p>
          </table:table-cell>
          <table:table-cell table:formula="of:=[.$D$11]*[.$A$11]*[.B28]" office:value-type="float" office:value="0.000163362817982" calcext:value-type="float">
            <text:p>0,0001633628</text:p>
          </table:table-cell>
          <table:table-cell/>
          <table:table-cell table:formula="of:=[.M28]" office:value-type="float" office:value="0" calcext:value-type="float">
            <text:p>0</text:p>
          </table:table-cell>
          <table:table-cell table:formula="of:=[.G28]" office:value-type="float" office:value="0.0538" calcext:value-type="float">
            <text:p>0,0538</text:p>
          </table:table-cell>
          <table:table-cell table:formula="of:=[.N28]" office:value-type="float" office:value="0.000163362817982" calcext:value-type="float">
            <text:p>0,0001633628</text:p>
          </table:table-cell>
          <table:table-cell table:formula="of:=[.H28]" office:value-type="float" office:value="0.00379736540248631" calcext:value-type="float">
            <text:p>0,0037973654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formula="of:=[.E18]-[.E19]" office:value-type="float" office:value="-0.014" calcext:value-type="float">
            <text:p>-0,014</text:p>
          </table:table-cell>
          <table:table-cell table:number-columns-repeated="18"/>
        </table:table-row>
        <table:table-row table:style-name="ro1">
          <table:table-cell table:formula="of:=[.E19]-[.E20]" office:value-type="float" office:value="-0.02" calcext:value-type="float">
            <text:p>-0,02</text:p>
          </table:table-cell>
          <table:table-cell table:number-columns-repeated="18"/>
        </table:table-row>
        <table:table-row table:style-name="ro1">
          <table:table-cell table:formula="of:=[.E20]-[.E21]" office:value-type="float" office:value="-0.018" calcext:value-type="float">
            <text:p>-0,018</text:p>
          </table:table-cell>
          <table:table-cell table:number-columns-repeated="18"/>
        </table:table-row>
        <table:table-row table:style-name="ro1">
          <table:table-cell table:formula="of:=[.E21]-[.E22]" office:value-type="float" office:value="-0.016" calcext:value-type="float">
            <text:p>-0,016</text:p>
          </table:table-cell>
          <table:table-cell table:number-columns-repeated="18"/>
        </table:table-row>
        <table:table-row table:style-name="ro1">
          <table:table-cell table:formula="of:=[.E22]-[.E23]" office:value-type="float" office:value="-0.02" calcext:value-type="float">
            <text:p>-0,02</text:p>
          </table:table-cell>
          <table:table-cell table:number-columns-repeated="18"/>
        </table:table-row>
        <table:table-row table:style-name="ro1">
          <table:table-cell table:formula="of:=[.E23]-[.E24]" office:value-type="float" office:value="-0.018" calcext:value-type="float">
            <text:p>-0,018</text:p>
          </table:table-cell>
          <table:table-cell table:number-columns-repeated="18"/>
        </table:table-row>
        <table:table-row table:style-name="ro1">
          <table:table-cell table:formula="of:=[.E24]-[.E25]" office:value-type="float" office:value="-0.016" calcext:value-type="float">
            <text:p>-0,016</text:p>
          </table:table-cell>
          <table:table-cell table:number-columns-repeated="18"/>
        </table:table-row>
        <table:table-row table:style-name="ro1">
          <table:table-cell table:formula="of:=[.E25]-[.E26]" office:value-type="float" office:value="-0.02" calcext:value-type="float">
            <text:p>-0,02</text:p>
          </table:table-cell>
          <table:table-cell table:number-columns-repeated="18"/>
        </table:table-row>
        <table:table-row table:style-name="ro1">
          <table:table-cell table:formula="of:=[.E26]-[.E27]" office:value-type="float" office:value="-0.014" calcext:value-type="float">
            <text:p>-0,014</text:p>
          </table:table-cell>
          <table:table-cell table:number-columns-repeated="18"/>
        </table:table-row>
        <table:table-row table:style-name="ro1">
          <table:table-cell table:formula="of:=[.E27]-[.E28]" office:value-type="float" office:value="-0.018" calcext:value-type="float">
            <text:p>-0,018</text:p>
          </table:table-cell>
          <table:table-cell table:number-columns-repeated="18"/>
        </table:table-row>
        <table:table-row table:style-name="ro1">
          <table:table-cell table:formula="of:=[.E28]-[.E29]" office:value-type="float" office:value="0.538" calcext:value-type="float">
            <text:p>0,538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7"/>
          <table:table-cell table:style-name="ce2" office:value-type="string" calcext:value-type="string">
            <text:p>d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_sonde[myko meter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ehler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ehler</text:p>
          </table:table-cell>
          <table:table-cell table:number-columns-repeated="8"/>
        </table:table-row>
        <table:table-row table:style-name="ro1">
          <table:table-cell table:formula="of:=2.5*10^(-6)" office:value-type="float" office:value="0.0000025" calcext:value-type="float">
            <text:p>0,0000025</text:p>
          </table:table-cell>
          <table:table-cell office:value-type="float" office:value="0.5" calcext:value-type="float">
            <text:p>0,5</text:p>
          </table:table-cell>
          <table:table-cell table:formula="of:=1.602176565*10^(-19)" office:value-type="float" office:value="1.602176565E-019" calcext:value-type="float">
            <text:p>1,602176565E-019</text:p>
          </table:table-cell>
          <table:table-cell table:formula="of:=2.2*10^(-8)" office:value-type="float" office:value="0.000000022" calcext:value-type="float">
            <text:p>0,000000022</text:p>
          </table:table-cell>
          <table:table-cell table:number-columns-repeated="5"/>
          <table:table-cell table:formula="of:=1/([.C47]*[.D52])" office:value-type="float" office:value="-2.31256945970106E+023" calcext:value-type="float">
            <text:p>-231256945970106000000000</text:p>
          </table:table-cell>
          <table:table-cell table:formula="of:=[.E52]/([.C47]*([.A52]^2))" office:value-type="float" office:value="2.89138115374089E+017" calcext:value-type="float">
            <text:p>28913811537408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17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_H/B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allkonstant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 table:number-columns-repeated="12"/>
        </table:table-row>
        <table:table-row table:style-name="ro1">
          <table:table-cell office:value-type="float" office:value="-1.07958" calcext:value-type="float">
            <text:p>-1,07958</text:p>
          </table:table-cell>
          <table:table-cell office:value-type="float" office:value="0.008779" calcext:value-type="float">
            <text:p>0,008779</text:p>
          </table:table-cell>
          <table:table-cell/>
          <table:table-cell table:formula="of:=[.A52]*([.A47]/[.A49])" office:value-type="float" office:value="-0.0000269895" calcext:value-type="float">
            <text:p>-2,69895E-005</text:p>
          </table:table-cell>
          <table:table-cell table:formula="of:=SQRT([.F52]+[.G52]+[.F54])" office:value-type="float" office:value="0.053991498553459" calcext:value-type="float">
            <text:p>0,0539914986</text:p>
          </table:table-cell>
          <table:table-cell table:formula="of:=(([.A47]/[.A49])*[.B52])^2" office:value-type="float" office:value="0.000000000000048169275625" calcext:value-type="float">
            <text:p>4,8169275625E-014</text:p>
          </table:table-cell>
          <table:table-cell table:formula="of:=(([.A52]/[.A49])*[.B49])^2" office:value-type="float" office:value="0.002913732441" calcext:value-type="float">
            <text:p>0,002913732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ilfsterm 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((1/[.A49]^2)*[.A52]*[.A47]*[.B49])*-1" office:value-type="float" office:value="0.000001349475" calcext:value-type="float">
            <text:p>1,349475E-006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e)</text:p>
          </table:table-cell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t Magnetfeld</text:p>
          </table:table-cell>
          <table:table-cell office:value-type="float" office:value="1" calcext:value-type="float">
            <text:p>1</text:p>
          </table:table-cell>
          <table:table-cell table:formula="of:=[.$C$11]" office:value-type="float" office:value="0.01" calcext:value-type="float">
            <text:p>0,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table:formula="of:=[.G57]" office:value-type="string" office:string-value="U_H[V]" calcext:value-type="string">
            <text:p>U_H[V]</text:p>
          </table:table-cell>
          <table:table-cell table:formula="of:=[.E57]" office:value-type="string" office:string-value="I_H[A]" calcext:value-type="string">
            <text:p>I_H[A]</text:p>
          </table:table-cell>
          <table:table-cell table:formula="of:=[.H57]" office:value-type="string" office:string-value="Fehler" calcext:value-type="string">
            <text:p>Fehler</text:p>
          </table:table-cell>
          <table:table-cell table:formula="of:=[.F57]" office:value-type="string" office:string-value="Fehler" calcext:value-type="string">
            <text:p>Fehler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64" calcext:value-type="float">
            <text:p>3,6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formula="of:=[.C58]*[.A58]" office:value-type="float" office:value="0.364" calcext:value-type="float">
            <text:p>0,364</text:p>
          </table:table-cell>
          <table:table-cell table:formula="of:=SQRT([.J58]+[.K58])" office:value-type="float" office:value="0.0219313839052623" calcext:value-type="float">
            <text:p>0,0219313839</text:p>
          </table:table-cell>
          <table:table-cell/>
          <table:table-cell table:formula="of:=([.C58]*[.B58])^2" office:value-type="float" office:value="0.0004769856" calcext:value-type="float">
            <text:p>0,0004769856</text:p>
          </table:table-cell>
          <table:table-cell table:formula="of:=([.D58]*[.A58])^2" office:value-type="float" office:value="0.000004" calcext:value-type="float">
            <text:p>0,000004</text:p>
          </table:table-cell>
          <table:table-cell/>
          <table:table-cell table:formula="of:=[.G58]" office:value-type="float" office:value="0.364" calcext:value-type="float">
            <text:p>0,364</text:p>
          </table:table-cell>
          <table:table-cell table:formula="of:=[.E58]" office:value-type="float" office:value="1" calcext:value-type="float">
            <text:p>1</text:p>
          </table:table-cell>
          <table:table-cell table:formula="of:=[.H58]" office:value-type="float" office:value="0.0219313839052623" calcext:value-type="float">
            <text:p>0,0219313839</text:p>
          </table:table-cell>
          <table:table-cell table:formula="of:=[.F58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2" calcext:value-type="float">
            <text:p>3,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formula="of:=[.C59]*[.A59]" office:value-type="float" office:value="0.32" calcext:value-type="float">
            <text:p>0,32</text:p>
          </table:table-cell>
          <table:table-cell table:formula="of:=SQRT([.J59]+[.K59])" office:value-type="float" office:value="0.0193038856192218" calcext:value-type="float">
            <text:p>0,0193038856</text:p>
          </table:table-cell>
          <table:table-cell/>
          <table:table-cell table:formula="of:=([.C59]*[.B59])^2" office:value-type="float" office:value="0.00036864" calcext:value-type="float">
            <text:p>0,00036864</text:p>
          </table:table-cell>
          <table:table-cell table:formula="of:=([.D59]*[.A59])^2" office:value-type="float" office:value="0.000004" calcext:value-type="float">
            <text:p>0,000004</text:p>
          </table:table-cell>
          <table:table-cell/>
          <table:table-cell table:formula="of:=[.G59]" office:value-type="float" office:value="0.32" calcext:value-type="float">
            <text:p>0,32</text:p>
          </table:table-cell>
          <table:table-cell table:formula="of:=[.E59]" office:value-type="float" office:value="0.9" calcext:value-type="float">
            <text:p>0,9</text:p>
          </table:table-cell>
          <table:table-cell table:formula="of:=[.H59]" office:value-type="float" office:value="0.0193038856192218" calcext:value-type="float">
            <text:p>0,0193038856</text:p>
          </table:table-cell>
          <table:table-cell table:formula="of:=[.F59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82" calcext:value-type="float">
            <text:p>2,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formula="of:=[.C60]*[.A60]" office:value-type="float" office:value="0.282" calcext:value-type="float">
            <text:p>0,282</text:p>
          </table:table-cell>
          <table:table-cell table:formula="of:=SQRT([.J60]+[.K60])" office:value-type="float" office:value="0.0170377932843429" calcext:value-type="float">
            <text:p>0,0170377933</text:p>
          </table:table-cell>
          <table:table-cell/>
          <table:table-cell table:formula="of:=([.C60]*[.B60])^2" office:value-type="float" office:value="0.0002862864" calcext:value-type="float">
            <text:p>0,0002862864</text:p>
          </table:table-cell>
          <table:table-cell table:formula="of:=([.D60]*[.A60])^2" office:value-type="float" office:value="0.000004" calcext:value-type="float">
            <text:p>0,000004</text:p>
          </table:table-cell>
          <table:table-cell/>
          <table:table-cell table:formula="of:=[.G60]" office:value-type="float" office:value="0.282" calcext:value-type="float">
            <text:p>0,282</text:p>
          </table:table-cell>
          <table:table-cell table:formula="of:=[.E60]" office:value-type="float" office:value="0.8" calcext:value-type="float">
            <text:p>0,8</text:p>
          </table:table-cell>
          <table:table-cell table:formula="of:=[.H60]" office:value-type="float" office:value="0.0170377932843429" calcext:value-type="float">
            <text:p>0,0170377933</text:p>
          </table:table-cell>
          <table:table-cell table:formula="of:=[.F60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46" calcext:value-type="float">
            <text:p>2,4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formula="of:=[.C61]*[.A61]" office:value-type="float" office:value="0.246" calcext:value-type="float">
            <text:p>0,246</text:p>
          </table:table-cell>
          <table:table-cell table:formula="of:=SQRT([.J61]+[.K61])" office:value-type="float" office:value="0.0148948850280893" calcext:value-type="float">
            <text:p>0,014894885</text:p>
          </table:table-cell>
          <table:table-cell/>
          <table:table-cell table:formula="of:=([.C61]*[.B61])^2" office:value-type="float" office:value="0.0002178576" calcext:value-type="float">
            <text:p>0,0002178576</text:p>
          </table:table-cell>
          <table:table-cell table:formula="of:=([.D61]*[.A61])^2" office:value-type="float" office:value="0.000004" calcext:value-type="float">
            <text:p>0,000004</text:p>
          </table:table-cell>
          <table:table-cell/>
          <table:table-cell table:formula="of:=[.G61]" office:value-type="float" office:value="0.246" calcext:value-type="float">
            <text:p>0,246</text:p>
          </table:table-cell>
          <table:table-cell table:formula="of:=[.E61]" office:value-type="float" office:value="0.7" calcext:value-type="float">
            <text:p>0,7</text:p>
          </table:table-cell>
          <table:table-cell table:formula="of:=[.H61]" office:value-type="float" office:value="0.0148948850280893" calcext:value-type="float">
            <text:p>0,014894885</text:p>
          </table:table-cell>
          <table:table-cell table:formula="of:=[.F61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22" calcext:value-type="float">
            <text:p>2,2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formula="of:=[.C62]*[.A62]" office:value-type="float" office:value="0.222" calcext:value-type="float">
            <text:p>0,222</text:p>
          </table:table-cell>
          <table:table-cell table:formula="of:=SQRT([.J62]+[.K62])" office:value-type="float" office:value="0.0134693132712845" calcext:value-type="float">
            <text:p>0,0134693133</text:p>
          </table:table-cell>
          <table:table-cell/>
          <table:table-cell table:formula="of:=([.C62]*[.B62])^2" office:value-type="float" office:value="0.0001774224" calcext:value-type="float">
            <text:p>0,0001774224</text:p>
          </table:table-cell>
          <table:table-cell table:formula="of:=([.D62]*[.A62])^2" office:value-type="float" office:value="0.000004" calcext:value-type="float">
            <text:p>0,000004</text:p>
          </table:table-cell>
          <table:table-cell/>
          <table:table-cell table:formula="of:=[.G62]" office:value-type="float" office:value="0.222" calcext:value-type="float">
            <text:p>0,222</text:p>
          </table:table-cell>
          <table:table-cell table:formula="of:=[.E62]" office:value-type="float" office:value="0.6" calcext:value-type="float">
            <text:p>0,6</text:p>
          </table:table-cell>
          <table:table-cell table:formula="of:=[.H62]" office:value-type="float" office:value="0.0134693132712845" calcext:value-type="float">
            <text:p>0,0134693133</text:p>
          </table:table-cell>
          <table:table-cell table:formula="of:=[.F62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7" calcext:value-type="float">
            <text:p>1,7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formula="of:=[.C63]*[.A63]" office:value-type="float" office:value="0.17" calcext:value-type="float">
            <text:p>0,17</text:p>
          </table:table-cell>
          <table:table-cell table:formula="of:=SQRT([.J63]+[.K63])" office:value-type="float" office:value="0.010394229168149" calcext:value-type="float">
            <text:p>0,0103942292</text:p>
          </table:table-cell>
          <table:table-cell/>
          <table:table-cell table:formula="of:=([.C63]*[.B63])^2" office:value-type="float" office:value="0.00010404" calcext:value-type="float">
            <text:p>0,00010404</text:p>
          </table:table-cell>
          <table:table-cell table:formula="of:=([.D63]*[.A63])^2" office:value-type="float" office:value="0.000004" calcext:value-type="float">
            <text:p>0,000004</text:p>
          </table:table-cell>
          <table:table-cell/>
          <table:table-cell table:formula="of:=[.G63]" office:value-type="float" office:value="0.17" calcext:value-type="float">
            <text:p>0,17</text:p>
          </table:table-cell>
          <table:table-cell table:formula="of:=[.E63]" office:value-type="float" office:value="0.5" calcext:value-type="float">
            <text:p>0,5</text:p>
          </table:table-cell>
          <table:table-cell table:formula="of:=[.H63]" office:value-type="float" office:value="0.010394229168149" calcext:value-type="float">
            <text:p>0,0103942292</text:p>
          </table:table-cell>
          <table:table-cell table:formula="of:=[.F63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34" calcext:value-type="float">
            <text:p>1,3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formula="of:=[.C64]*[.A64]" office:value-type="float" office:value="0.134" calcext:value-type="float">
            <text:p>0,134</text:p>
          </table:table-cell>
          <table:table-cell table:formula="of:=SQRT([.J64]+[.K64])" office:value-type="float" office:value="0.00828502263123041" calcext:value-type="float">
            <text:p>0,0082850226</text:p>
          </table:table-cell>
          <table:table-cell/>
          <table:table-cell table:formula="of:=([.C64]*[.B64])^2" office:value-type="float" office:value="0.0000646416" calcext:value-type="float">
            <text:p>6,46416E-005</text:p>
          </table:table-cell>
          <table:table-cell table:formula="of:=([.D64]*[.A64])^2" office:value-type="float" office:value="0.000004" calcext:value-type="float">
            <text:p>0,000004</text:p>
          </table:table-cell>
          <table:table-cell/>
          <table:table-cell table:formula="of:=[.G64]" office:value-type="float" office:value="0.134" calcext:value-type="float">
            <text:p>0,134</text:p>
          </table:table-cell>
          <table:table-cell table:formula="of:=[.E64]" office:value-type="float" office:value="0.4" calcext:value-type="float">
            <text:p>0,4</text:p>
          </table:table-cell>
          <table:table-cell table:formula="of:=[.H64]" office:value-type="float" office:value="0.00828502263123041" calcext:value-type="float">
            <text:p>0,0082850226</text:p>
          </table:table-cell>
          <table:table-cell table:formula="of:=[.F64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94" calcext:value-type="float">
            <text:p>0,9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formula="of:=[.C65]*[.A65]" office:value-type="float" office:value="0.094" calcext:value-type="float">
            <text:p>0,094</text:p>
          </table:table-cell>
          <table:table-cell table:formula="of:=SQRT([.J65]+[.K65])" office:value-type="float" office:value="0.00598411229841152" calcext:value-type="float">
            <text:p>0,0059841123</text:p>
          </table:table-cell>
          <table:table-cell/>
          <table:table-cell table:formula="of:=([.C65]*[.B65])^2" office:value-type="float" office:value="0.0000318096" calcext:value-type="float">
            <text:p>3,18096E-005</text:p>
          </table:table-cell>
          <table:table-cell table:formula="of:=([.D65]*[.A65])^2" office:value-type="float" office:value="0.000004" calcext:value-type="float">
            <text:p>0,000004</text:p>
          </table:table-cell>
          <table:table-cell/>
          <table:table-cell table:formula="of:=[.G65]" office:value-type="float" office:value="0.094" calcext:value-type="float">
            <text:p>0,094</text:p>
          </table:table-cell>
          <table:table-cell table:formula="of:=[.E65]" office:value-type="float" office:value="0.3" calcext:value-type="float">
            <text:p>0,3</text:p>
          </table:table-cell>
          <table:table-cell table:formula="of:=[.H65]" office:value-type="float" office:value="0.00598411229841152" calcext:value-type="float">
            <text:p>0,0059841123</text:p>
          </table:table-cell>
          <table:table-cell table:formula="of:=[.F65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68" calcext:value-type="float">
            <text:p>0,68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formula="of:=[.C66]*[.A66]" office:value-type="float" office:value="0.068" calcext:value-type="float">
            <text:p>0,068</text:p>
          </table:table-cell>
          <table:table-cell table:formula="of:=SQRT([.J66]+[.K66])" office:value-type="float" office:value="0.00454383098277214" calcext:value-type="float">
            <text:p>0,004543831</text:p>
          </table:table-cell>
          <table:table-cell/>
          <table:table-cell table:formula="of:=([.C66]*[.B66])^2" office:value-type="float" office:value="0.0000166464" calcext:value-type="float">
            <text:p>1,66464E-005</text:p>
          </table:table-cell>
          <table:table-cell table:formula="of:=([.D66]*[.A66])^2" office:value-type="float" office:value="0.000004" calcext:value-type="float">
            <text:p>0,000004</text:p>
          </table:table-cell>
          <table:table-cell/>
          <table:table-cell table:formula="of:=[.G66]" office:value-type="float" office:value="0.068" calcext:value-type="float">
            <text:p>0,068</text:p>
          </table:table-cell>
          <table:table-cell table:formula="of:=[.E66]" office:value-type="float" office:value="0.2" calcext:value-type="float">
            <text:p>0,2</text:p>
          </table:table-cell>
          <table:table-cell table:formula="of:=[.H66]" office:value-type="float" office:value="0.00454383098277214" calcext:value-type="float">
            <text:p>0,004543831</text:p>
          </table:table-cell>
          <table:table-cell table:formula="of:=[.F66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formula="of:=[.C67]*[.A67]" office:value-type="float" office:value="0.001" calcext:value-type="float">
            <text:p>0,001</text:p>
          </table:table-cell>
          <table:table-cell table:formula="of:=SQRT([.J67]+[.K67])" office:value-type="float" office:value="0.00200089979759107" calcext:value-type="float">
            <text:p>0,0020008998</text:p>
          </table:table-cell>
          <table:table-cell/>
          <table:table-cell table:formula="of:=([.C67]*[.B67])^2" office:value-type="float" office:value="0.0000000036" calcext:value-type="float">
            <text:p>3,6E-009</text:p>
          </table:table-cell>
          <table:table-cell table:formula="of:=([.D67]*[.A67])^2" office:value-type="float" office:value="0.000004" calcext:value-type="float">
            <text:p>0,000004</text:p>
          </table:table-cell>
          <table:table-cell/>
          <table:table-cell table:formula="of:=[.G67]" office:value-type="float" office:value="0.001" calcext:value-type="float">
            <text:p>0,001</text:p>
          </table:table-cell>
          <table:table-cell table:formula="of:=[.E67]" office:value-type="float" office:value="0" calcext:value-type="float">
            <text:p>0</text:p>
          </table:table-cell>
          <table:table-cell table:formula="of:=[.H67]" office:value-type="float" office:value="0.00200089979759107" calcext:value-type="float">
            <text:p>0,0020008998</text:p>
          </table:table-cell>
          <table:table-cell table:formula="of:=[.F67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Ohne Magnetfel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table:formula="of:=[.G71]" office:value-type="string" office:string-value="U_H[V]" calcext:value-type="string">
            <text:p>U_H[V]</text:p>
          </table:table-cell>
          <table:table-cell table:formula="of:=[.E71]" office:value-type="string" office:string-value="I_H[A]" calcext:value-type="string">
            <text:p>I_H[A]</text:p>
          </table:table-cell>
          <table:table-cell table:formula="of:=[.H71]" office:value-type="string" office:string-value="Fehler" calcext:value-type="string">
            <text:p>Fehler</text:p>
          </table:table-cell>
          <table:table-cell table:formula="of:=[.F71]" office:value-type="string" office:string-value="Fehler" calcext:value-type="string">
            <text:p>Fehler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5.4" calcext:value-type="float">
            <text:p>5,4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table:formula="of:=[.C72]*[.A72]" office:value-type="float" office:value="0.54" calcext:value-type="float">
            <text:p>0,54</text:p>
          </table:table-cell>
          <table:table-cell table:formula="of:=SQRT([.J72]+[.K72])" office:value-type="float" office:value="0.0324616697044376" calcext:value-type="float">
            <text:p>0,0324616697</text:p>
          </table:table-cell>
          <table:table-cell/>
          <table:table-cell table:formula="of:=([.C72]*[.B72])^2" office:value-type="float" office:value="0.00104976" calcext:value-type="float">
            <text:p>0,00104976</text:p>
          </table:table-cell>
          <table:table-cell table:formula="of:=([.D72]*[.A72])^2" office:value-type="float" office:value="0.000004" calcext:value-type="float">
            <text:p>0,000004</text:p>
          </table:table-cell>
          <table:table-cell/>
          <table:table-cell table:formula="of:=[.G72]" office:value-type="float" office:value="0.54" calcext:value-type="float">
            <text:p>0,54</text:p>
          </table:table-cell>
          <table:table-cell table:formula="of:=[.E72]" office:value-type="float" office:value="1" calcext:value-type="float">
            <text:p>1</text:p>
          </table:table-cell>
          <table:table-cell table:formula="of:=[.H72]" office:value-type="float" office:value="0.0324616697044376" calcext:value-type="float">
            <text:p>0,0324616697</text:p>
          </table:table-cell>
          <table:table-cell table:formula="of:=[.F72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82" calcext:value-type="float">
            <text:p>4,8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9" calcext:value-type="float">
            <text:p>0,9</text:p>
          </table:table-cell>
          <table:table-cell office:value-type="float" office:value="0.005" calcext:value-type="float">
            <text:p>0,005</text:p>
          </table:table-cell>
          <table:table-cell table:formula="of:=[.C73]*[.A73]" office:value-type="float" office:value="0.482" calcext:value-type="float">
            <text:p>0,482</text:p>
          </table:table-cell>
          <table:table-cell table:formula="of:=SQRT([.J73]+[.K73])" office:value-type="float" office:value="0.0289890738037627" calcext:value-type="float">
            <text:p>0,0289890738</text:p>
          </table:table-cell>
          <table:table-cell/>
          <table:table-cell table:formula="of:=([.C73]*[.B73])^2" office:value-type="float" office:value="0.0008363664" calcext:value-type="float">
            <text:p>0,0008363664</text:p>
          </table:table-cell>
          <table:table-cell table:formula="of:=([.D73]*[.A73])^2" office:value-type="float" office:value="0.000004" calcext:value-type="float">
            <text:p>0,000004</text:p>
          </table:table-cell>
          <table:table-cell/>
          <table:table-cell table:formula="of:=[.G73]" office:value-type="float" office:value="0.482" calcext:value-type="float">
            <text:p>0,482</text:p>
          </table:table-cell>
          <table:table-cell table:formula="of:=[.E73]" office:value-type="float" office:value="0.9" calcext:value-type="float">
            <text:p>0,9</text:p>
          </table:table-cell>
          <table:table-cell table:formula="of:=[.H73]" office:value-type="float" office:value="0.0289890738037627" calcext:value-type="float">
            <text:p>0,0289890738</text:p>
          </table:table-cell>
          <table:table-cell table:formula="of:=[.F73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4.3" calcext:value-type="float">
            <text:p>4,3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8" calcext:value-type="float">
            <text:p>0,8</text:p>
          </table:table-cell>
          <table:table-cell office:value-type="float" office:value="0.005" calcext:value-type="float">
            <text:p>0,005</text:p>
          </table:table-cell>
          <table:table-cell table:formula="of:=[.C74]*[.A74]" office:value-type="float" office:value="0.43" calcext:value-type="float">
            <text:p>0,43</text:p>
          </table:table-cell>
          <table:table-cell table:formula="of:=SQRT([.J74]+[.K74])" office:value-type="float" office:value="0.0258774032700346" calcext:value-type="float">
            <text:p>0,0258774033</text:p>
          </table:table-cell>
          <table:table-cell/>
          <table:table-cell table:formula="of:=([.C74]*[.B74])^2" office:value-type="float" office:value="0.00066564" calcext:value-type="float">
            <text:p>0,00066564</text:p>
          </table:table-cell>
          <table:table-cell table:formula="of:=([.D74]*[.A74])^2" office:value-type="float" office:value="0.000004" calcext:value-type="float">
            <text:p>0,000004</text:p>
          </table:table-cell>
          <table:table-cell/>
          <table:table-cell table:formula="of:=[.G74]" office:value-type="float" office:value="0.43" calcext:value-type="float">
            <text:p>0,43</text:p>
          </table:table-cell>
          <table:table-cell table:formula="of:=[.E74]" office:value-type="float" office:value="0.8" calcext:value-type="float">
            <text:p>0,8</text:p>
          </table:table-cell>
          <table:table-cell table:formula="of:=[.H74]" office:value-type="float" office:value="0.0258774032700346" calcext:value-type="float">
            <text:p>0,0258774033</text:p>
          </table:table-cell>
          <table:table-cell table:formula="of:=[.F74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76" calcext:value-type="float">
            <text:p>3,7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7" calcext:value-type="float">
            <text:p>0,7</text:p>
          </table:table-cell>
          <table:table-cell office:value-type="float" office:value="0.005" calcext:value-type="float">
            <text:p>0,005</text:p>
          </table:table-cell>
          <table:table-cell table:formula="of:=[.C75]*[.A75]" office:value-type="float" office:value="0.376" calcext:value-type="float">
            <text:p>0,376</text:p>
          </table:table-cell>
          <table:table-cell table:formula="of:=SQRT([.J75]+[.K75])" office:value-type="float" office:value="0.0226484789776267" calcext:value-type="float">
            <text:p>0,022648479</text:p>
          </table:table-cell>
          <table:table-cell/>
          <table:table-cell table:formula="of:=([.C75]*[.B75])^2" office:value-type="float" office:value="0.0005089536" calcext:value-type="float">
            <text:p>0,0005089536</text:p>
          </table:table-cell>
          <table:table-cell table:formula="of:=([.D75]*[.A75])^2" office:value-type="float" office:value="0.000004" calcext:value-type="float">
            <text:p>0,000004</text:p>
          </table:table-cell>
          <table:table-cell/>
          <table:table-cell table:formula="of:=[.G75]" office:value-type="float" office:value="0.376" calcext:value-type="float">
            <text:p>0,376</text:p>
          </table:table-cell>
          <table:table-cell table:formula="of:=[.E75]" office:value-type="float" office:value="0.7" calcext:value-type="float">
            <text:p>0,7</text:p>
          </table:table-cell>
          <table:table-cell table:formula="of:=[.H75]" office:value-type="float" office:value="0.0226484789776267" calcext:value-type="float">
            <text:p>0,022648479</text:p>
          </table:table-cell>
          <table:table-cell table:formula="of:=[.F75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3.42" calcext:value-type="float">
            <text:p>3,4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0.005" calcext:value-type="float">
            <text:p>0,005</text:p>
          </table:table-cell>
          <table:table-cell table:formula="of:=[.C76]*[.A76]" office:value-type="float" office:value="0.342" calcext:value-type="float">
            <text:p>0,342</text:p>
          </table:table-cell>
          <table:table-cell table:formula="of:=SQRT([.J76]+[.K76])" office:value-type="float" office:value="0.0206172355081859" calcext:value-type="float">
            <text:p>0,0206172355</text:p>
          </table:table-cell>
          <table:table-cell/>
          <table:table-cell table:formula="of:=([.C76]*[.B76])^2" office:value-type="float" office:value="0.0004210704" calcext:value-type="float">
            <text:p>0,0004210704</text:p>
          </table:table-cell>
          <table:table-cell table:formula="of:=([.D76]*[.A76])^2" office:value-type="float" office:value="0.000004" calcext:value-type="float">
            <text:p>0,000004</text:p>
          </table:table-cell>
          <table:table-cell/>
          <table:table-cell table:formula="of:=[.G76]" office:value-type="float" office:value="0.342" calcext:value-type="float">
            <text:p>0,342</text:p>
          </table:table-cell>
          <table:table-cell table:formula="of:=[.E76]" office:value-type="float" office:value="0.6" calcext:value-type="float">
            <text:p>0,6</text:p>
          </table:table-cell>
          <table:table-cell table:formula="of:=[.H76]" office:value-type="float" office:value="0.0206172355081859" calcext:value-type="float">
            <text:p>0,0206172355</text:p>
          </table:table-cell>
          <table:table-cell table:formula="of:=[.F76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66" calcext:value-type="float">
            <text:p>2,6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 table:formula="of:=[.C77]*[.A77]" office:value-type="float" office:value="0.266" calcext:value-type="float">
            <text:p>0,266</text:p>
          </table:table-cell>
          <table:table-cell table:formula="of:=SQRT([.J77]+[.K77])" office:value-type="float" office:value="0.0160848251467027" calcext:value-type="float">
            <text:p>0,0160848251</text:p>
          </table:table-cell>
          <table:table-cell/>
          <table:table-cell table:formula="of:=([.C77]*[.B77])^2" office:value-type="float" office:value="0.0002547216" calcext:value-type="float">
            <text:p>0,0002547216</text:p>
          </table:table-cell>
          <table:table-cell table:formula="of:=([.D77]*[.A77])^2" office:value-type="float" office:value="0.000004" calcext:value-type="float">
            <text:p>0,000004</text:p>
          </table:table-cell>
          <table:table-cell/>
          <table:table-cell table:formula="of:=[.G77]" office:value-type="float" office:value="0.266" calcext:value-type="float">
            <text:p>0,266</text:p>
          </table:table-cell>
          <table:table-cell table:formula="of:=[.E77]" office:value-type="float" office:value="0.5" calcext:value-type="float">
            <text:p>0,5</text:p>
          </table:table-cell>
          <table:table-cell table:formula="of:=[.H77]" office:value-type="float" office:value="0.0160848251467027" calcext:value-type="float">
            <text:p>0,0160848251</text:p>
          </table:table-cell>
          <table:table-cell table:formula="of:=[.F77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2.06" calcext:value-type="float">
            <text:p>2,06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4" calcext:value-type="float">
            <text:p>0,4</text:p>
          </table:table-cell>
          <table:table-cell office:value-type="float" office:value="0.005" calcext:value-type="float">
            <text:p>0,005</text:p>
          </table:table-cell>
          <table:table-cell table:formula="of:=[.C78]*[.A78]" office:value-type="float" office:value="0.206" calcext:value-type="float">
            <text:p>0,206</text:p>
          </table:table-cell>
          <table:table-cell table:formula="of:=SQRT([.J78]+[.K78])" office:value-type="float" office:value="0.0125207667496843" calcext:value-type="float">
            <text:p>0,0125207667</text:p>
          </table:table-cell>
          <table:table-cell/>
          <table:table-cell table:formula="of:=([.C78]*[.B78])^2" office:value-type="float" office:value="0.0001527696" calcext:value-type="float">
            <text:p>0,0001527696</text:p>
          </table:table-cell>
          <table:table-cell table:formula="of:=([.D78]*[.A78])^2" office:value-type="float" office:value="0.000004" calcext:value-type="float">
            <text:p>0,000004</text:p>
          </table:table-cell>
          <table:table-cell/>
          <table:table-cell table:formula="of:=[.G78]" office:value-type="float" office:value="0.206" calcext:value-type="float">
            <text:p>0,206</text:p>
          </table:table-cell>
          <table:table-cell table:formula="of:=[.E78]" office:value-type="float" office:value="0.4" calcext:value-type="float">
            <text:p>0,4</text:p>
          </table:table-cell>
          <table:table-cell table:formula="of:=[.H78]" office:value-type="float" office:value="0.0125207667496843" calcext:value-type="float">
            <text:p>0,0125207667</text:p>
          </table:table-cell>
          <table:table-cell table:formula="of:=[.F78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52" calcext:value-type="float">
            <text:p>1,5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0.005" calcext:value-type="float">
            <text:p>0,005</text:p>
          </table:table-cell>
          <table:table-cell table:formula="of:=[.C79]*[.A79]" office:value-type="float" office:value="0.152" calcext:value-type="float">
            <text:p>0,152</text:p>
          </table:table-cell>
          <table:table-cell table:formula="of:=SQRT([.J79]+[.K79])" office:value-type="float" office:value="0.00933672319392623" calcext:value-type="float">
            <text:p>0,0093367232</text:p>
          </table:table-cell>
          <table:table-cell/>
          <table:table-cell table:formula="of:=([.C79]*[.B79])^2" office:value-type="float" office:value="0.0000831744" calcext:value-type="float">
            <text:p>8,31744E-005</text:p>
          </table:table-cell>
          <table:table-cell table:formula="of:=([.D79]*[.A79])^2" office:value-type="float" office:value="0.000004" calcext:value-type="float">
            <text:p>0,000004</text:p>
          </table:table-cell>
          <table:table-cell/>
          <table:table-cell table:formula="of:=[.G79]" office:value-type="float" office:value="0.152" calcext:value-type="float">
            <text:p>0,152</text:p>
          </table:table-cell>
          <table:table-cell table:formula="of:=[.E79]" office:value-type="float" office:value="0.3" calcext:value-type="float">
            <text:p>0,3</text:p>
          </table:table-cell>
          <table:table-cell table:formula="of:=[.H79]" office:value-type="float" office:value="0.00933672319392623" calcext:value-type="float">
            <text:p>0,0093367232</text:p>
          </table:table-cell>
          <table:table-cell table:formula="of:=[.F79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1.02" calcext:value-type="float">
            <text:p>1,02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.2" calcext:value-type="float">
            <text:p>0,2</text:p>
          </table:table-cell>
          <table:table-cell office:value-type="float" office:value="0.005" calcext:value-type="float">
            <text:p>0,005</text:p>
          </table:table-cell>
          <table:table-cell table:formula="of:=[.C80]*[.A80]" office:value-type="float" office:value="0.102" calcext:value-type="float">
            <text:p>0,102</text:p>
          </table:table-cell>
          <table:table-cell table:formula="of:=SQRT([.J80]+[.K80])" office:value-type="float" office:value="0.00643850914420412" calcext:value-type="float">
            <text:p>0,0064385091</text:p>
          </table:table-cell>
          <table:table-cell/>
          <table:table-cell table:formula="of:=([.C80]*[.B80])^2" office:value-type="float" office:value="0.0000374544" calcext:value-type="float">
            <text:p>3,74544E-005</text:p>
          </table:table-cell>
          <table:table-cell table:formula="of:=([.D80]*[.A80])^2" office:value-type="float" office:value="0.000004" calcext:value-type="float">
            <text:p>0,000004</text:p>
          </table:table-cell>
          <table:table-cell/>
          <table:table-cell table:formula="of:=[.G80]" office:value-type="float" office:value="0.102" calcext:value-type="float">
            <text:p>0,102</text:p>
          </table:table-cell>
          <table:table-cell table:formula="of:=[.E80]" office:value-type="float" office:value="0.2" calcext:value-type="float">
            <text:p>0,2</text:p>
          </table:table-cell>
          <table:table-cell table:formula="of:=[.H80]" office:value-type="float" office:value="0.00643850914420412" calcext:value-type="float">
            <text:p>0,0064385091</text:p>
          </table:table-cell>
          <table:table-cell table:formula="of:=[.F80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office:value-type="float" office:value="0.01" calcext:value-type="float">
            <text:p>0,01</text:p>
          </table:table-cell>
          <table:table-cell table:formula="of:=[.$B$4]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,005</text:p>
          </table:table-cell>
          <table:table-cell table:formula="of:=[.C81]*[.A81]" office:value-type="float" office:value="0.001" calcext:value-type="float">
            <text:p>0,001</text:p>
          </table:table-cell>
          <table:table-cell table:formula="of:=SQRT([.J81]+[.K81])" office:value-type="float" office:value="0.00200089979759107" calcext:value-type="float">
            <text:p>0,0020008998</text:p>
          </table:table-cell>
          <table:table-cell/>
          <table:table-cell table:formula="of:=([.C81]*[.B81])^2" office:value-type="float" office:value="0.0000000036" calcext:value-type="float">
            <text:p>3,6E-009</text:p>
          </table:table-cell>
          <table:table-cell table:formula="of:=([.D81]*[.A81])^2" office:value-type="float" office:value="0.000004" calcext:value-type="float">
            <text:p>0,000004</text:p>
          </table:table-cell>
          <table:table-cell/>
          <table:table-cell table:formula="of:=[.G81]" office:value-type="float" office:value="0.001" calcext:value-type="float">
            <text:p>0,001</text:p>
          </table:table-cell>
          <table:table-cell table:formula="of:=[.E81]" office:value-type="float" office:value="0" calcext:value-type="float">
            <text:p>0</text:p>
          </table:table-cell>
          <table:table-cell table:formula="of:=[.H81]" office:value-type="float" office:value="0.00200089979759107" calcext:value-type="float">
            <text:p>0,0020008998</text:p>
          </table:table-cell>
          <table:table-cell table:formula="of:=[.F81]" office:value-type="float" office:value="0.005" calcext:value-type="float">
            <text:p>0,005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_S[A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style-name="ce3" office:value-type="string" calcext:value-type="string">
            <text:p>Die Spule fängt bei 0,13 an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" calcext:value-type="float">
            <text:p>0,1</text:p>
          </table:table-cell>
          <table:table-cell table:formula="of:=[.$D$4]" office:value-type="float" office:value="0.006" calcext:value-type="float">
            <text:p>0,006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osition [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R_2/(R_1+ 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H[V]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Hilfsterm 1</text:p>
          </table:table-cell>
          <table:table-cell office:value-type="string" calcext:value-type="string">
            <text:p>Hilfsterm 2</text:p>
          </table:table-cell>
          <table:table-cell/>
          <table:table-cell table:formula="of:=[.A88]" office:value-type="string" office:string-value="Position [m]" calcext:value-type="string">
            <text:p>Position [m]</text:p>
          </table:table-cell>
          <table:table-cell table:formula="of:=[.E88]" office:value-type="string" office:string-value="U_H[V]" calcext:value-type="string">
            <text:p>U_H[V]</text:p>
          </table:table-cell>
          <table:table-cell table:formula="of:=[.F88]" office:value-type="string" office:string-value="Fehler" calcext:value-type="string">
            <text:p>Fehler</text:p>
          </table:table-cell>
          <table:table-cell table:formula="of:=[.F88]" office:value-type="string" office:string-value="Fehler" calcext:value-type="string">
            <text:p>Fehler</text:p>
          </table:table-cell>
          <table:table-cell table:number-columns-repeated="5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01" calcext:value-type="float">
            <text:p>0,01</text:p>
          </table:table-cell>
          <table:table-cell office:value-type="float" office:value="0.498" calcext:value-type="float">
            <text:p>0,49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89]*[.$C$86]" office:value-type="float" office:value="0.0498" calcext:value-type="float">
            <text:p>0,0498</text:p>
          </table:table-cell>
          <table:table-cell table:formula="of:=SQRT([.H89]+[.I89])" office:value-type="float" office:value="0.00359557283336049" calcext:value-type="float">
            <text:p>0,0035955728</text:p>
          </table:table-cell>
          <table:table-cell/>
          <table:table-cell table:formula="of:=([.C89]*[.$D$86])^2" office:value-type="float" office:value="0.000008928144" calcext:value-type="float">
            <text:p>8,928144E-006</text:p>
          </table:table-cell>
          <table:table-cell table:formula="of:=([.$C$86]*[.D89])^2" office:value-type="float" office:value="0.000004" calcext:value-type="float">
            <text:p>0,000004</text:p>
          </table:table-cell>
          <table:table-cell/>
          <table:table-cell table:formula="of:=[.A89]-(([.$C$13]/2)+0.03)" office:value-type="float" office:value="0.0887" calcext:value-type="float">
            <text:p>0,0887</text:p>
          </table:table-cell>
          <table:table-cell table:formula="of:=[.E89]" office:value-type="float" office:value="0.0498" calcext:value-type="float">
            <text:p>0,0498</text:p>
          </table:table-cell>
          <table:table-cell table:formula="of:=[.B89]" office:value-type="float" office:value="0.01" calcext:value-type="float">
            <text:p>0,01</text:p>
          </table:table-cell>
          <table:table-cell table:formula="of:=[.F89]" office:value-type="float" office:value="0.00359557283336049" calcext:value-type="float">
            <text:p>0,0035955728</text:p>
          </table:table-cell>
          <table:table-cell table:number-columns-repeated="5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office:value-type="float" office:value="0.484" calcext:value-type="float">
            <text:p>0,48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0]*[.$C$86]" office:value-type="float" office:value="0.0484" calcext:value-type="float">
            <text:p>0,0484</text:p>
          </table:table-cell>
          <table:table-cell table:formula="of:=SQRT([.H90]+[.I90])" office:value-type="float" office:value="0.00352607657319009" calcext:value-type="float">
            <text:p>0,0035260766</text:p>
          </table:table-cell>
          <table:table-cell/>
          <table:table-cell table:formula="of:=([.C90]*[.$D$86])^2" office:value-type="float" office:value="0.000008433216" calcext:value-type="float">
            <text:p>8,433216E-006</text:p>
          </table:table-cell>
          <table:table-cell table:formula="of:=([.$C$86]*[.D90])^2" office:value-type="float" office:value="0.000004" calcext:value-type="float">
            <text:p>0,000004</text:p>
          </table:table-cell>
          <table:table-cell/>
          <table:table-cell table:formula="of:=[.A90]-(([.$C$13]/2)+0.03)" office:value-type="float" office:value="0.0787" calcext:value-type="float">
            <text:p>0,0787</text:p>
          </table:table-cell>
          <table:table-cell table:formula="of:=[.E90]" office:value-type="float" office:value="0.0484" calcext:value-type="float">
            <text:p>0,0484</text:p>
          </table:table-cell>
          <table:table-cell table:formula="of:=[.B90]" office:value-type="float" office:value="0.01" calcext:value-type="float">
            <text:p>0,01</text:p>
          </table:table-cell>
          <table:table-cell table:formula="of:=[.F90]" office:value-type="float" office:value="0.00352607657319009" calcext:value-type="float">
            <text:p>0,0035260766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1" calcext:value-type="float">
            <text:p>0,01</text:p>
          </table:table-cell>
          <table:table-cell office:value-type="float" office:value="0.466" calcext:value-type="float">
            <text:p>0,46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1]*[.$C$86]" office:value-type="float" office:value="0.0466" calcext:value-type="float">
            <text:p>0,0466</text:p>
          </table:table-cell>
          <table:table-cell table:formula="of:=SQRT([.H91]+[.I91])" office:value-type="float" office:value="0.00343767595913286" calcext:value-type="float">
            <text:p>0,003437676</text:p>
          </table:table-cell>
          <table:table-cell/>
          <table:table-cell table:formula="of:=([.C91]*[.$D$86])^2" office:value-type="float" office:value="0.000007817616" calcext:value-type="float">
            <text:p>7,817616E-006</text:p>
          </table:table-cell>
          <table:table-cell table:formula="of:=([.$C$86]*[.D91])^2" office:value-type="float" office:value="0.000004" calcext:value-type="float">
            <text:p>0,000004</text:p>
          </table:table-cell>
          <table:table-cell/>
          <table:table-cell table:formula="of:=[.A91]-(([.$C$13]/2)+0.03)" office:value-type="float" office:value="0.0687" calcext:value-type="float">
            <text:p>0,0687</text:p>
          </table:table-cell>
          <table:table-cell table:formula="of:=[.E91]" office:value-type="float" office:value="0.0466" calcext:value-type="float">
            <text:p>0,0466</text:p>
          </table:table-cell>
          <table:table-cell table:formula="of:=[.B91]" office:value-type="float" office:value="0.01" calcext:value-type="float">
            <text:p>0,01</text:p>
          </table:table-cell>
          <table:table-cell table:formula="of:=[.F91]" office:value-type="float" office:value="0.00343767595913286" calcext:value-type="float">
            <text:p>0,003437676</text:p>
          </table:table-cell>
          <table:table-cell table:number-columns-repeated="5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01" calcext:value-type="float">
            <text:p>0,01</text:p>
          </table:table-cell>
          <table:table-cell office:value-type="float" office:value="0.448" calcext:value-type="float">
            <text:p>0,44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2]*[.$C$86]" office:value-type="float" office:value="0.0448" calcext:value-type="float">
            <text:p>0,0448</text:p>
          </table:table-cell>
          <table:table-cell table:formula="of:=SQRT([.H92]+[.I92])" office:value-type="float" office:value="0.00335042445072262" calcext:value-type="float">
            <text:p>0,0033504245</text:p>
          </table:table-cell>
          <table:table-cell/>
          <table:table-cell table:formula="of:=([.C92]*[.$D$86])^2" office:value-type="float" office:value="0.000007225344" calcext:value-type="float">
            <text:p>7,225344E-006</text:p>
          </table:table-cell>
          <table:table-cell table:formula="of:=([.$C$86]*[.D92])^2" office:value-type="float" office:value="0.000004" calcext:value-type="float">
            <text:p>0,000004</text:p>
          </table:table-cell>
          <table:table-cell/>
          <table:table-cell table:formula="of:=[.A92]-(([.$C$13]/2)+0.03)" office:value-type="float" office:value="0.0587" calcext:value-type="float">
            <text:p>0,0587</text:p>
          </table:table-cell>
          <table:table-cell table:formula="of:=[.E92]" office:value-type="float" office:value="0.0448" calcext:value-type="float">
            <text:p>0,0448</text:p>
          </table:table-cell>
          <table:table-cell table:formula="of:=[.B92]" office:value-type="float" office:value="0.01" calcext:value-type="float">
            <text:p>0,01</text:p>
          </table:table-cell>
          <table:table-cell table:formula="of:=[.F92]" office:value-type="float" office:value="0.00335042445072262" calcext:value-type="float">
            <text:p>0,0033504245</text:p>
          </table:table-cell>
          <table:table-cell table:number-columns-repeated="5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01" calcext:value-type="float">
            <text:p>0,01</text:p>
          </table:table-cell>
          <table:table-cell office:value-type="float" office:value="0.422" calcext:value-type="float">
            <text:p>0,42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3]*[.$C$86]" office:value-type="float" office:value="0.0422" calcext:value-type="float">
            <text:p>0,0422</text:p>
          </table:table-cell>
          <table:table-cell table:formula="of:=SQRT([.H93]+[.I93])" office:value-type="float" office:value="0.00322661184526432" calcext:value-type="float">
            <text:p>0,0032266118</text:p>
          </table:table-cell>
          <table:table-cell/>
          <table:table-cell table:formula="of:=([.C93]*[.$D$86])^2" office:value-type="float" office:value="0.000006411024" calcext:value-type="float">
            <text:p>0,000006411</text:p>
          </table:table-cell>
          <table:table-cell table:formula="of:=([.$C$86]*[.D93])^2" office:value-type="float" office:value="0.000004" calcext:value-type="float">
            <text:p>0,000004</text:p>
          </table:table-cell>
          <table:table-cell/>
          <table:table-cell table:formula="of:=[.A93]-(([.$C$13]/2)+0.03)" office:value-type="float" office:value="0.0487" calcext:value-type="float">
            <text:p>0,0487</text:p>
          </table:table-cell>
          <table:table-cell table:formula="of:=[.E93]" office:value-type="float" office:value="0.0422" calcext:value-type="float">
            <text:p>0,0422</text:p>
          </table:table-cell>
          <table:table-cell table:formula="of:=[.B93]" office:value-type="float" office:value="0.01" calcext:value-type="float">
            <text:p>0,01</text:p>
          </table:table-cell>
          <table:table-cell table:formula="of:=[.F93]" office:value-type="float" office:value="0.00322661184526432" calcext:value-type="float">
            <text:p>0,0032266118</text:p>
          </table:table-cell>
          <table:table-cell table:number-columns-repeated="5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402" calcext:value-type="float">
            <text:p>0,40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4]*[.$C$86]" office:value-type="float" office:value="0.0402" calcext:value-type="float">
            <text:p>0,0402</text:p>
          </table:table-cell>
          <table:table-cell table:formula="of:=SQRT([.H94]+[.I94])" office:value-type="float" office:value="0.00313332794325778" calcext:value-type="float">
            <text:p>0,0031333279</text:p>
          </table:table-cell>
          <table:table-cell/>
          <table:table-cell table:formula="of:=([.C94]*[.$D$86])^2" office:value-type="float" office:value="0.000005817744" calcext:value-type="float">
            <text:p>5,817744E-006</text:p>
          </table:table-cell>
          <table:table-cell table:formula="of:=([.$C$86]*[.D94])^2" office:value-type="float" office:value="0.000004" calcext:value-type="float">
            <text:p>0,000004</text:p>
          </table:table-cell>
          <table:table-cell/>
          <table:table-cell table:formula="of:=[.A94]-(([.$C$13]/2)+0.03)" office:value-type="float" office:value="0.0387" calcext:value-type="float">
            <text:p>0,0387</text:p>
          </table:table-cell>
          <table:table-cell table:formula="of:=[.E94]" office:value-type="float" office:value="0.0402" calcext:value-type="float">
            <text:p>0,0402</text:p>
          </table:table-cell>
          <table:table-cell table:formula="of:=[.B94]" office:value-type="float" office:value="0.01" calcext:value-type="float">
            <text:p>0,01</text:p>
          </table:table-cell>
          <table:table-cell table:formula="of:=[.F94]" office:value-type="float" office:value="0.00313332794325778" calcext:value-type="float">
            <text:p>0,0031333279</text:p>
          </table:table-cell>
          <table:table-cell table:number-columns-repeated="5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office:value-type="float" office:value="0.386" calcext:value-type="float">
            <text:p>0,38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5]*[.$C$86]" office:value-type="float" office:value="0.0386" calcext:value-type="float">
            <text:p>0,0386</text:p>
          </table:table-cell>
          <table:table-cell table:formula="of:=SQRT([.H95]+[.I95])" office:value-type="float" office:value="0.00306004182977946" calcext:value-type="float">
            <text:p>0,0030600418</text:p>
          </table:table-cell>
          <table:table-cell/>
          <table:table-cell table:formula="of:=([.C95]*[.$D$86])^2" office:value-type="float" office:value="0.000005363856" calcext:value-type="float">
            <text:p>5,363856E-006</text:p>
          </table:table-cell>
          <table:table-cell table:formula="of:=([.$C$86]*[.D95])^2" office:value-type="float" office:value="0.000004" calcext:value-type="float">
            <text:p>0,000004</text:p>
          </table:table-cell>
          <table:table-cell/>
          <table:table-cell table:formula="of:=[.A95]-(([.$C$13]/2)+0.03)" office:value-type="float" office:value="0.0287" calcext:value-type="float">
            <text:p>0,0287</text:p>
          </table:table-cell>
          <table:table-cell table:formula="of:=[.E95]" office:value-type="float" office:value="0.0386" calcext:value-type="float">
            <text:p>0,0386</text:p>
          </table:table-cell>
          <table:table-cell table:formula="of:=[.B95]" office:value-type="float" office:value="0.01" calcext:value-type="float">
            <text:p>0,01</text:p>
          </table:table-cell>
          <table:table-cell table:formula="of:=[.F95]" office:value-type="float" office:value="0.00306004182977946" calcext:value-type="float">
            <text:p>0,0030600418</text:p>
          </table:table-cell>
          <table:table-cell table:number-columns-repeated="5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  <table:table-cell office:value-type="float" office:value="0.374" calcext:value-type="float">
            <text:p>0,37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6]*[.$C$86]" office:value-type="float" office:value="0.0374" calcext:value-type="float">
            <text:p>0,0374</text:p>
          </table:table-cell>
          <table:table-cell table:formula="of:=SQRT([.H96]+[.I96])" office:value-type="float" office:value="0.00300591683185014" calcext:value-type="float">
            <text:p>0,0030059168</text:p>
          </table:table-cell>
          <table:table-cell/>
          <table:table-cell table:formula="of:=([.C96]*[.$D$86])^2" office:value-type="float" office:value="0.000005035536" calcext:value-type="float">
            <text:p>5,035536E-006</text:p>
          </table:table-cell>
          <table:table-cell table:formula="of:=([.$C$86]*[.D96])^2" office:value-type="float" office:value="0.000004" calcext:value-type="float">
            <text:p>0,000004</text:p>
          </table:table-cell>
          <table:table-cell/>
          <table:table-cell table:formula="of:=[.A96]-(([.$C$13]/2)+0.03)" office:value-type="float" office:value="0.0187" calcext:value-type="float">
            <text:p>0,0187</text:p>
          </table:table-cell>
          <table:table-cell table:formula="of:=[.E96]" office:value-type="float" office:value="0.0374" calcext:value-type="float">
            <text:p>0,0374</text:p>
          </table:table-cell>
          <table:table-cell table:formula="of:=[.B96]" office:value-type="float" office:value="0.01" calcext:value-type="float">
            <text:p>0,01</text:p>
          </table:table-cell>
          <table:table-cell table:formula="of:=[.F96]" office:value-type="float" office:value="0.00300591683185014" calcext:value-type="float">
            <text:p>0,0030059168</text:p>
          </table:table-cell>
          <table:table-cell table:number-columns-repeated="5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office:value-type="float" office:value="0.368" calcext:value-type="float">
            <text:p>0,36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7]*[.$C$86]" office:value-type="float" office:value="0.0368" calcext:value-type="float">
            <text:p>0,0368</text:p>
          </table:table-cell>
          <table:table-cell table:formula="of:=SQRT([.H97]+[.I97])" office:value-type="float" office:value="0.00297913813039946" calcext:value-type="float">
            <text:p>0,0029791381</text:p>
          </table:table-cell>
          <table:table-cell/>
          <table:table-cell table:formula="of:=([.C97]*[.$D$86])^2" office:value-type="float" office:value="0.000004875264" calcext:value-type="float">
            <text:p>4,875264E-006</text:p>
          </table:table-cell>
          <table:table-cell table:formula="of:=([.$C$86]*[.D97])^2" office:value-type="float" office:value="0.000004" calcext:value-type="float">
            <text:p>0,000004</text:p>
          </table:table-cell>
          <table:table-cell/>
          <table:table-cell table:formula="of:=[.A97]-(([.$C$13]/2)+0.03)" office:value-type="float" office:value="0.0087" calcext:value-type="float">
            <text:p>0,0087</text:p>
          </table:table-cell>
          <table:table-cell table:formula="of:=[.E97]" office:value-type="float" office:value="0.0368" calcext:value-type="float">
            <text:p>0,0368</text:p>
          </table:table-cell>
          <table:table-cell table:formula="of:=[.B97]" office:value-type="float" office:value="0.01" calcext:value-type="float">
            <text:p>0,01</text:p>
          </table:table-cell>
          <table:table-cell table:formula="of:=[.F97]" office:value-type="float" office:value="0.00297913813039946" calcext:value-type="float">
            <text:p>0,0029791381</text:p>
          </table:table-cell>
          <table:table-cell table:number-columns-repeated="5"/>
        </table:table-row>
        <table:table-row table:style-name="ro1">
          <table:table-cell office:value-type="float" office:value="0.0799999999999999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office:value-type="float" office:value="0.368" calcext:value-type="float">
            <text:p>0,368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8]*[.$C$86]" office:value-type="float" office:value="0.0368" calcext:value-type="float">
            <text:p>0,0368</text:p>
          </table:table-cell>
          <table:table-cell table:formula="of:=SQRT([.H98]+[.I98])" office:value-type="float" office:value="0.00297913813039946" calcext:value-type="float">
            <text:p>0,0029791381</text:p>
          </table:table-cell>
          <table:table-cell/>
          <table:table-cell table:formula="of:=([.C98]*[.$D$86])^2" office:value-type="float" office:value="0.000004875264" calcext:value-type="float">
            <text:p>4,875264E-006</text:p>
          </table:table-cell>
          <table:table-cell table:formula="of:=([.$C$86]*[.D98])^2" office:value-type="float" office:value="0.000004" calcext:value-type="float">
            <text:p>0,000004</text:p>
          </table:table-cell>
          <table:table-cell/>
          <table:table-cell table:formula="of:=[.A98]-(([.$C$13]/2)+0.03)" office:value-type="float" office:value="-0.00130000000000009" calcext:value-type="float">
            <text:p>-0,0013</text:p>
          </table:table-cell>
          <table:table-cell table:formula="of:=[.E98]" office:value-type="float" office:value="0.0368" calcext:value-type="float">
            <text:p>0,0368</text:p>
          </table:table-cell>
          <table:table-cell table:formula="of:=[.B98]" office:value-type="float" office:value="0.01" calcext:value-type="float">
            <text:p>0,01</text:p>
          </table:table-cell>
          <table:table-cell table:formula="of:=[.F98]" office:value-type="float" office:value="0.00297913813039946" calcext:value-type="float">
            <text:p>0,0029791381</text:p>
          </table:table-cell>
          <table:table-cell table:number-columns-repeated="5"/>
        </table:table-row>
        <table:table-row table:style-name="ro1">
          <table:table-cell office:value-type="float" office:value="0.0699999999999999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office:value-type="float" office:value="0.376" calcext:value-type="float">
            <text:p>0,37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99]*[.$C$86]" office:value-type="float" office:value="0.0376" calcext:value-type="float">
            <text:p>0,0376</text:p>
          </table:table-cell>
          <table:table-cell table:formula="of:=SQRT([.H99]+[.I99])" office:value-type="float" office:value="0.00301488573581156" calcext:value-type="float">
            <text:p>0,0030148857</text:p>
          </table:table-cell>
          <table:table-cell/>
          <table:table-cell table:formula="of:=([.C99]*[.$D$86])^2" office:value-type="float" office:value="0.000005089536" calcext:value-type="float">
            <text:p>5,089536E-006</text:p>
          </table:table-cell>
          <table:table-cell table:formula="of:=([.$C$86]*[.D99])^2" office:value-type="float" office:value="0.000004" calcext:value-type="float">
            <text:p>0,000004</text:p>
          </table:table-cell>
          <table:table-cell/>
          <table:table-cell table:formula="of:=[.A99]-(([.$C$13]/2)+0.03)" office:value-type="float" office:value="-0.0113000000000001" calcext:value-type="float">
            <text:p>-0,0113</text:p>
          </table:table-cell>
          <table:table-cell table:formula="of:=[.E99]" office:value-type="float" office:value="0.0376" calcext:value-type="float">
            <text:p>0,0376</text:p>
          </table:table-cell>
          <table:table-cell table:formula="of:=[.B99]" office:value-type="float" office:value="0.01" calcext:value-type="float">
            <text:p>0,01</text:p>
          </table:table-cell>
          <table:table-cell table:formula="of:=[.F99]" office:value-type="float" office:value="0.00301488573581156" calcext:value-type="float">
            <text:p>0,0030148857</text:p>
          </table:table-cell>
          <table:table-cell table:number-columns-repeated="5"/>
        </table:table-row>
        <table:table-row table:style-name="ro1">
          <table:table-cell office:value-type="float" office:value="0.0599999999999999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office:value-type="float" office:value="0.384" calcext:value-type="float">
            <text:p>0,38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0]*[.$C$86]" office:value-type="float" office:value="0.0384" calcext:value-type="float">
            <text:p>0,0384</text:p>
          </table:table-cell>
          <table:table-cell table:formula="of:=SQRT([.H100]+[.I100])" office:value-type="float" office:value="0.00305096968192082" calcext:value-type="float">
            <text:p>0,0030509697</text:p>
          </table:table-cell>
          <table:table-cell/>
          <table:table-cell table:formula="of:=([.C100]*[.$D$86])^2" office:value-type="float" office:value="0.000005308416" calcext:value-type="float">
            <text:p>5,308416E-006</text:p>
          </table:table-cell>
          <table:table-cell table:formula="of:=([.$C$86]*[.D100])^2" office:value-type="float" office:value="0.000004" calcext:value-type="float">
            <text:p>0,000004</text:p>
          </table:table-cell>
          <table:table-cell/>
          <table:table-cell table:formula="of:=[.A100]-(([.$C$13]/2)+0.03)" office:value-type="float" office:value="-0.0213000000000001" calcext:value-type="float">
            <text:p>-0,0213</text:p>
          </table:table-cell>
          <table:table-cell table:formula="of:=[.E100]" office:value-type="float" office:value="0.0384" calcext:value-type="float">
            <text:p>0,0384</text:p>
          </table:table-cell>
          <table:table-cell table:formula="of:=[.B100]" office:value-type="float" office:value="0.01" calcext:value-type="float">
            <text:p>0,01</text:p>
          </table:table-cell>
          <table:table-cell table:formula="of:=[.F100]" office:value-type="float" office:value="0.00305096968192082" calcext:value-type="float">
            <text:p>0,0030509697</text:p>
          </table:table-cell>
          <table:table-cell table:number-columns-repeated="5"/>
        </table:table-row>
        <table:table-row table:style-name="ro1">
          <table:table-cell office:value-type="float" office:value="0.0499999999999999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0.4" calcext:value-type="float">
            <text:p>0,4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1]*[.$C$86]" office:value-type="float" office:value="0.04" calcext:value-type="float">
            <text:p>0,04</text:p>
          </table:table-cell>
          <table:table-cell table:formula="of:=SQRT([.H101]+[.I101])" office:value-type="float" office:value="0.00312409987036266" calcext:value-type="float">
            <text:p>0,0031240999</text:p>
          </table:table-cell>
          <table:table-cell/>
          <table:table-cell table:formula="of:=([.C101]*[.$D$86])^2" office:value-type="float" office:value="0.00000576" calcext:value-type="float">
            <text:p>0,00000576</text:p>
          </table:table-cell>
          <table:table-cell table:formula="of:=([.$C$86]*[.D101])^2" office:value-type="float" office:value="0.000004" calcext:value-type="float">
            <text:p>0,000004</text:p>
          </table:table-cell>
          <table:table-cell/>
          <table:table-cell table:formula="of:=[.A101]-(([.$C$13]/2)+0.03)" office:value-type="float" office:value="-0.0313000000000001" calcext:value-type="float">
            <text:p>-0,0313</text:p>
          </table:table-cell>
          <table:table-cell table:formula="of:=[.E101]" office:value-type="float" office:value="0.04" calcext:value-type="float">
            <text:p>0,04</text:p>
          </table:table-cell>
          <table:table-cell table:formula="of:=[.B101]" office:value-type="float" office:value="0.01" calcext:value-type="float">
            <text:p>0,01</text:p>
          </table:table-cell>
          <table:table-cell table:formula="of:=[.F101]" office:value-type="float" office:value="0.00312409987036266" calcext:value-type="float">
            <text:p>0,0031240999</text:p>
          </table:table-cell>
          <table:table-cell table:number-columns-repeated="5"/>
        </table:table-row>
        <table:table-row table:style-name="ro1">
          <table:table-cell office:value-type="float" office:value="0.0399999999999999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42" calcext:value-type="float">
            <text:p>0,42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2]*[.$C$86]" office:value-type="float" office:value="0.042" calcext:value-type="float">
            <text:p>0,042</text:p>
          </table:table-cell>
          <table:table-cell table:formula="of:=SQRT([.H102]+[.I102])" office:value-type="float" office:value="0.00321720375481566" calcext:value-type="float">
            <text:p>0,0032172038</text:p>
          </table:table-cell>
          <table:table-cell/>
          <table:table-cell table:formula="of:=([.C102]*[.$D$86])^2" office:value-type="float" office:value="0.0000063504" calcext:value-type="float">
            <text:p>6,3504E-006</text:p>
          </table:table-cell>
          <table:table-cell table:formula="of:=([.$C$86]*[.D102])^2" office:value-type="float" office:value="0.000004" calcext:value-type="float">
            <text:p>0,000004</text:p>
          </table:table-cell>
          <table:table-cell/>
          <table:table-cell table:formula="of:=[.A102]-(([.$C$13]/2)+0.03)" office:value-type="float" office:value="-0.0413000000000001" calcext:value-type="float">
            <text:p>-0,0413</text:p>
          </table:table-cell>
          <table:table-cell table:formula="of:=[.E102]" office:value-type="float" office:value="0.042" calcext:value-type="float">
            <text:p>0,042</text:p>
          </table:table-cell>
          <table:table-cell table:formula="of:=[.B102]" office:value-type="float" office:value="0.01" calcext:value-type="float">
            <text:p>0,01</text:p>
          </table:table-cell>
          <table:table-cell table:formula="of:=[.F102]" office:value-type="float" office:value="0.00321720375481566" calcext:value-type="float">
            <text:p>0,0032172038</text:p>
          </table:table-cell>
          <table:table-cell table:number-columns-repeated="5"/>
        </table:table-row>
        <table:table-row table:style-name="ro1">
          <table:table-cell office:value-type="float" office:value="0.0299999999999999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446" calcext:value-type="float">
            <text:p>0,44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3]*[.$C$86]" office:value-type="float" office:value="0.0446" calcext:value-type="float">
            <text:p>0,0446</text:p>
          </table:table-cell>
          <table:table-cell table:formula="of:=SQRT([.H103]+[.I103])" office:value-type="float" office:value="0.00334080469348329" calcext:value-type="float">
            <text:p>0,0033408047</text:p>
          </table:table-cell>
          <table:table-cell/>
          <table:table-cell table:formula="of:=([.C103]*[.$D$86])^2" office:value-type="float" office:value="0.000007160976" calcext:value-type="float">
            <text:p>0,000007161</text:p>
          </table:table-cell>
          <table:table-cell table:formula="of:=([.$C$86]*[.D103])^2" office:value-type="float" office:value="0.000004" calcext:value-type="float">
            <text:p>0,000004</text:p>
          </table:table-cell>
          <table:table-cell/>
          <table:table-cell table:formula="of:=[.A103]-(([.$C$13]/2)+0.03)" office:value-type="float" office:value="-0.0513000000000001" calcext:value-type="float">
            <text:p>-0,0513</text:p>
          </table:table-cell>
          <table:table-cell table:formula="of:=[.E103]" office:value-type="float" office:value="0.0446" calcext:value-type="float">
            <text:p>0,0446</text:p>
          </table:table-cell>
          <table:table-cell table:formula="of:=[.B103]" office:value-type="float" office:value="0.01" calcext:value-type="float">
            <text:p>0,01</text:p>
          </table:table-cell>
          <table:table-cell table:formula="of:=[.F103]" office:value-type="float" office:value="0.00334080469348329" calcext:value-type="float">
            <text:p>0,0033408047</text:p>
          </table:table-cell>
          <table:table-cell table:number-columns-repeated="5"/>
        </table:table-row>
        <table:table-row table:style-name="ro1">
          <table:table-cell office:value-type="float" office:value="0.0199999999999999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466" calcext:value-type="float">
            <text:p>0,466</text:p>
          </table:table-cell>
          <table:table-cell table:formula="of:=[.$B$4]" office:value-type="float" office:value="0.02" calcext:value-type="float">
            <text:p>0,02</text:p>
          </table:table-cell>
          <table:table-cell table:formula="of:=[.C104]*[.$C$86]" office:value-type="float" office:value="0.0466" calcext:value-type="float">
            <text:p>0,0466</text:p>
          </table:table-cell>
          <table:table-cell table:formula="of:=SQRT([.H104]+[.I104])" office:value-type="float" office:value="0.00343767595913286" calcext:value-type="float">
            <text:p>0,003437676</text:p>
          </table:table-cell>
          <table:table-cell/>
          <table:table-cell table:formula="of:=([.C104]*[.$D$86])^2" office:value-type="float" office:value="0.000007817616" calcext:value-type="float">
            <text:p>7,817616E-006</text:p>
          </table:table-cell>
          <table:table-cell table:formula="of:=([.$C$86]*[.D104])^2" office:value-type="float" office:value="0.000004" calcext:value-type="float">
            <text:p>0,000004</text:p>
          </table:table-cell>
          <table:table-cell/>
          <table:table-cell table:formula="of:=[.A104]-(([.$C$13]/2)+0.03)" office:value-type="float" office:value="-0.0613000000000001" calcext:value-type="float">
            <text:p>-0,0613</text:p>
          </table:table-cell>
          <table:table-cell table:formula="of:=[.E104]" office:value-type="float" office:value="0.0466" calcext:value-type="float">
            <text:p>0,0466</text:p>
          </table:table-cell>
          <table:table-cell table:formula="of:=[.B104]" office:value-type="float" office:value="0.01" calcext:value-type="float">
            <text:p>0,01</text:p>
          </table:table-cell>
          <table:table-cell table:formula="of:=[.F104]" office:value-type="float" office:value="0.00343767595913286" calcext:value-type="float">
            <text:p>0,003437676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Aufgabe 5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c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0[Ohm]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KM[V]</text:p>
          </table:table-cell>
          <table:table-cell office:value-type="string" calcext:value-type="string">
            <text:p>Fehler</text:p>
          </table:table-cell>
          <table:table-cell table:number-columns-repeated="15"/>
        </table:table-row>
        <table:table-row table:style-name="ro1">
          <table:table-cell office:value-type="float" office:value="49.9" calcext:value-type="float">
            <text:p>49,9</text:p>
          </table:table-cell>
          <table:table-cell table:formula="of:=[.A109]/100" office:value-type="float" office:value="0.499" calcext:value-type="float">
            <text:p>0,499</text:p>
          </table:table-cell>
          <table:table-cell office:value-type="float" office:value="0.46" calcext:value-type="float">
            <text:p>0,46</text:p>
          </table:table-cell>
          <table:table-cell office:value-type="float" office:value="0.06" calcext:value-type="float">
            <text:p>0,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1(R_1+R_2)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I_H[A]</text:p>
          </table:table-cell>
          <table:table-cell office:value-type="string" calcext:value-type="string">
            <text:p>Fehler</text:p>
          </table:table-cell>
          <table:table-cell table:number-columns-repeated="15"/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0.005" calcext:value-type="float">
            <text:p>0,0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1/R_2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U_G[V]</text:p>
          </table:table-cell>
          <table:table-cell office:value-type="string" calcext:value-type="string">
            <text:p>Fehler</text:p>
          </table:table-cell>
          <table:table-cell table:number-columns-repeated="15"/>
        </table:table-row>
        <table:table-row table:style-name="ro1">
          <table:table-cell table:formula="of:=0.1*3.64" office:value-type="float" office:value="0.364" calcext:value-type="float">
            <text:p>0,364</text:p>
          </table:table-cell>
          <table:table-cell/>
          <table:table-cell table:formula="of:=[.C111]*[.A115]" office:value-type="float" office:value="1.81636" calcext:value-type="float">
            <text:p>1,81636</text:p>
          </table:table-cell>
          <table:table-cell table:formula="of:=SQRT(([.D111]*[.A115])^2+([.C111]*[.B115])^2)" office:value-type="float" office:value="0.090818" calcext:value-type="float">
            <text:p>0,0908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_H[Ohm]</text:p>
          </table:table-cell>
          <table:table-cell office:value-type="string" calcext:value-type="string">
            <text:p>Fehler</text:p>
          </table:table-cell>
          <table:table-cell table:number-columns-repeated="17"/>
        </table:table-row>
        <table:table-row table:style-name="ro1">
          <table:table-cell table:formula="of:=[.A109]*[.A113]" office:value-type="float" office:value="18.1636" calcext:value-type="float">
            <text:p>18,1636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.00.0000</text:date>, <text:time style:data-style-name="N2" text:time-value="13:45:53.3161916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1T18:03:21.755862341</dc:date>
    <dc:creator>frederik </dc:creator>
    <meta:generator>LibreOffice/4.2.4.2$Linux_x86 LibreOffice_project/420m0$Build-2</meta:generator>
    <meta:editing-duration>PT4H16M23S</meta:editing-duration>
    <meta:editing-cycles>11</meta:editing-cycles>
    <meta:document-statistic meta:table-count="1" meta:cell-count="850" meta:object-count="0"/>
  </office:meta>
</office:document-meta>
</file>